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50%"/>
      <style:text-properties fo:language="en" fo:country="US" fo:font-weight="bold" officeooo:rsid="001087f6" officeooo:paragraph-rsid="001087f6" style:font-weight-asian="bold" style:font-weight-complex="bold"/>
    </style:style>
    <style:style style:name="P2" style:family="paragraph" style:parent-style-name="Text_20_body">
      <style:text-properties fo:language="en" fo:country="US" fo:font-weight="bold" officeooo:rsid="00246c99" officeooo:paragraph-rsid="00246c99" style:font-weight-asian="bold" style:font-weight-complex="bold"/>
    </style:style>
    <style:style style:name="P3" style:family="paragraph" style:parent-style-name="Text_20_body">
      <style:text-properties fo:language="en" fo:country="US" fo:font-weight="bold" officeooo:rsid="002510e6" officeooo:paragraph-rsid="002510e6" style:font-weight-asian="bold" style:font-weight-complex="bold"/>
    </style:style>
    <style:style style:name="P4" style:family="paragraph" style:parent-style-name="Text_20_body">
      <style:text-properties fo:language="en" fo:country="US" fo:font-weight="bold" officeooo:rsid="00299562" officeooo:paragraph-rsid="00299562" style:font-weight-asian="bold" style:font-weight-complex="bold"/>
    </style:style>
    <style:style style:name="P5" style:family="paragraph" style:parent-style-name="Text_20_body">
      <style:text-properties fo:language="en" fo:country="US" fo:font-weight="bold" officeooo:rsid="002b2f0e" officeooo:paragraph-rsid="002b2f0e" style:font-weight-asian="bold" style:font-weight-complex="bold"/>
    </style:style>
    <style:style style:name="P6" style:family="paragraph" style:parent-style-name="Text_20_body">
      <style:text-properties fo:language="en" fo:country="US" fo:font-weight="bold" officeooo:rsid="0030d81b" officeooo:paragraph-rsid="0030d81b" style:font-weight-asian="bold" style:font-weight-complex="bold"/>
    </style:style>
    <style:style style:name="P7" style:family="paragraph" style:parent-style-name="Text_20_body">
      <style:text-properties fo:language="en" fo:country="US" fo:font-weight="bold" officeooo:rsid="0031bf35" officeooo:paragraph-rsid="0031bf35" style:font-weight-asian="bold" style:font-weight-complex="bold"/>
    </style:style>
    <style:style style:name="P8" style:family="paragraph" style:parent-style-name="Text_20_body">
      <style:text-properties fo:language="en" fo:country="US" fo:font-weight="bold" officeooo:rsid="003228d6" officeooo:paragraph-rsid="003228d6" style:font-weight-asian="bold" style:font-weight-complex="bold"/>
    </style:style>
    <style:style style:name="P9" style:family="paragraph" style:parent-style-name="Text_20_body">
      <style:paragraph-properties fo:line-height="150%" fo:text-align="justify" style:justify-single-word="false"/>
      <style:text-properties fo:language="en" fo:country="US" fo:font-weight="normal" officeooo:rsid="001087f6" officeooo:paragraph-rsid="001087f6" style:font-weight-asian="normal" style:font-weight-complex="normal"/>
    </style:style>
    <style:style style:name="P10" style:family="paragraph" style:parent-style-name="Text_20_body">
      <style:paragraph-properties fo:line-height="150%" fo:text-align="justify" style:justify-single-word="false"/>
      <style:text-properties fo:language="en" fo:country="US" fo:font-weight="normal" officeooo:rsid="001087f6" officeooo:paragraph-rsid="0013ea6b" style:font-weight-asian="normal" style:font-weight-complex="normal"/>
    </style:style>
    <style:style style:name="P11" style:family="paragraph" style:parent-style-name="Text_20_body">
      <style:paragraph-properties fo:line-height="150%" fo:text-align="justify" style:justify-single-word="false"/>
      <style:text-properties fo:language="en" fo:country="US" fo:font-weight="normal" officeooo:rsid="0023cc9b" officeooo:paragraph-rsid="00159664" style:font-weight-asian="normal" style:font-weight-complex="normal"/>
    </style:style>
    <style:style style:name="P12" style:family="paragraph" style:parent-style-name="Text_20_body">
      <style:paragraph-properties fo:line-height="150%" fo:text-align="justify" style:justify-single-word="false"/>
      <style:text-properties fo:language="en" fo:country="US" fo:font-weight="normal" officeooo:rsid="0028d72c" officeooo:paragraph-rsid="00159664" style:font-weight-asian="normal" style:font-weight-complex="normal"/>
    </style:style>
    <style:style style:name="P13" style:family="paragraph" style:parent-style-name="Text_20_body">
      <style:paragraph-properties fo:line-height="150%" fo:text-align="justify" style:justify-single-word="false"/>
      <style:text-properties fo:language="en" fo:country="US" fo:font-weight="normal" officeooo:rsid="0028d72c" officeooo:paragraph-rsid="001787a5" style:font-weight-asian="normal" style:font-weight-complex="normal"/>
    </style:style>
    <style:style style:name="P14" style:family="paragraph" style:parent-style-name="Text_20_body">
      <style:paragraph-properties fo:line-height="150%" fo:text-align="justify" style:justify-single-word="false"/>
      <style:text-properties fo:language="en" fo:country="US" fo:font-weight="normal" officeooo:rsid="0028d72c" officeooo:paragraph-rsid="001bbf7b" style:font-weight-asian="normal" style:font-weight-complex="normal"/>
    </style:style>
    <style:style style:name="P15" style:family="paragraph" style:parent-style-name="Text_20_body">
      <style:paragraph-properties fo:line-height="150%" fo:text-align="justify" style:justify-single-word="false"/>
      <style:text-properties fo:language="en" fo:country="US" fo:font-weight="normal" officeooo:rsid="0028d72c" officeooo:paragraph-rsid="001f23b2" style:font-weight-asian="normal" style:font-weight-complex="normal"/>
    </style:style>
    <style:style style:name="P16" style:family="paragraph" style:parent-style-name="Text_20_body">
      <style:paragraph-properties fo:line-height="150%" fo:text-align="justify" style:justify-single-word="false"/>
      <style:text-properties fo:language="en" fo:country="US" fo:font-weight="normal" officeooo:rsid="0028d72c" officeooo:paragraph-rsid="00224b09" style:font-weight-asian="normal" style:font-weight-complex="normal"/>
    </style:style>
    <style:style style:name="P17" style:family="paragraph" style:parent-style-name="Text_20_body">
      <style:paragraph-properties fo:line-height="150%" fo:text-align="justify" style:justify-single-word="false"/>
      <style:text-properties fo:language="en" fo:country="US" fo:font-weight="normal" officeooo:rsid="0028d72c" officeooo:paragraph-rsid="002510e6" style:font-weight-asian="normal" style:font-weight-complex="normal"/>
    </style:style>
    <style:style style:name="P18" style:family="paragraph" style:parent-style-name="Text_20_body">
      <style:paragraph-properties fo:line-height="150%" fo:text-align="justify" style:justify-single-word="false"/>
      <style:text-properties fo:language="en" fo:country="US" fo:font-weight="normal" officeooo:rsid="0023e2fa" officeooo:paragraph-rsid="00224b09" style:font-weight-asian="normal" style:font-weight-complex="normal"/>
    </style:style>
    <style:style style:name="P19" style:family="paragraph" style:parent-style-name="Text_20_body">
      <style:paragraph-properties fo:line-height="150%" fo:text-align="justify" style:justify-single-word="false"/>
      <style:text-properties fo:language="en" fo:country="US" fo:font-weight="normal" officeooo:rsid="0027fbf5" officeooo:paragraph-rsid="00231422" style:font-weight-asian="normal" style:font-weight-complex="normal"/>
    </style:style>
    <style:style style:name="P20" style:family="paragraph" style:parent-style-name="Text_20_body">
      <style:paragraph-properties fo:line-height="150%" fo:text-align="justify" style:justify-single-word="false"/>
      <style:text-properties fo:language="en" fo:country="US" fo:font-weight="normal" officeooo:rsid="0027fbf5" officeooo:paragraph-rsid="0028ee24" style:font-weight-asian="normal" style:font-weight-complex="normal"/>
    </style:style>
    <style:style style:name="P21" style:family="paragraph" style:parent-style-name="Text_20_body">
      <style:paragraph-properties fo:line-height="150%" fo:text-align="justify" style:justify-single-word="false"/>
      <style:text-properties fo:language="en" fo:country="US" fo:font-weight="normal" officeooo:rsid="0027fbf5" officeooo:paragraph-rsid="002cb55f" style:font-weight-asian="normal" style:font-weight-complex="normal"/>
    </style:style>
    <style:style style:name="P22" style:family="paragraph" style:parent-style-name="Text_20_body">
      <style:paragraph-properties fo:line-height="150%" fo:text-align="justify" style:justify-single-word="false"/>
      <style:text-properties fo:language="en" fo:country="US" fo:font-weight="normal" officeooo:rsid="00295403" officeooo:paragraph-rsid="001bbf7b" fo:background-color="transparent" style:font-weight-asian="normal" style:font-weight-complex="normal"/>
    </style:style>
    <style:style style:name="P23" style:family="paragraph" style:parent-style-name="Standard">
      <style:paragraph-properties fo:text-align="justify" style:justify-single-word="false"/>
      <style:text-properties fo:language="en" fo:country="US" fo:font-style="normal" fo:font-weight="normal" officeooo:rsid="0023cc9b" officeooo:paragraph-rsid="0013ea6b" style:font-style-asian="normal" style:font-weight-asian="normal" style:font-style-complex="normal" style:font-weight-complex="normal"/>
    </style:style>
    <style:style style:name="P24" style:family="paragraph" style:parent-style-name="Standard">
      <style:text-properties fo:language="en" fo:country="US" officeooo:rsid="0020e022" officeooo:paragraph-rsid="001d5101" fo:background-color="#ffffff"/>
    </style:style>
    <style:style style:name="P25" style:family="paragraph" style:parent-style-name="Standard">
      <style:text-properties fo:language="en" fo:country="US" officeooo:rsid="00187669" officeooo:paragraph-rsid="001d5101" fo:background-color="#ffffff"/>
    </style:style>
    <style:style style:name="P26" style:family="paragraph" style:parent-style-name="Text_20_body">
      <style:paragraph-properties fo:text-align="justify" style:justify-single-word="false"/>
      <style:text-properties fo:language="en" fo:country="US" officeooo:rsid="002ab13e" officeooo:paragraph-rsid="001bbf7b" fo:background-color="transparent"/>
    </style:style>
    <style:style style:name="P27" style:family="paragraph" style:parent-style-name="Text_20_body">
      <style:paragraph-properties fo:text-align="justify" style:justify-single-word="false"/>
      <style:text-properties fo:language="en" fo:country="US" officeooo:rsid="002ab13e" officeooo:paragraph-rsid="001d5101" fo:background-color="transparent"/>
    </style:style>
    <style:style style:name="P28" style:family="paragraph" style:parent-style-name="Text_20_body">
      <style:text-properties fo:language="en" fo:country="US"/>
    </style:style>
    <style:style style:name="P29" style:family="paragraph" style:parent-style-name="Text_20_body">
      <style:text-properties fo:language="en" fo:country="US" officeooo:rsid="0025f137" officeooo:paragraph-rsid="0025f137"/>
    </style:style>
    <style:style style:name="P30" style:family="paragraph" style:parent-style-name="Text_20_body">
      <style:text-properties fo:language="en" fo:country="US" officeooo:rsid="0031bf35" officeooo:paragraph-rsid="0031bf35"/>
    </style:style>
    <style:style style:name="P31" style:family="paragraph" style:parent-style-name="Text_20_body">
      <style:paragraph-properties fo:line-height="150%" fo:text-align="justify" style:justify-single-word="false"/>
      <style:text-properties officeooo:paragraph-rsid="001087f6"/>
    </style:style>
    <style:style style:name="P32" style:family="paragraph" style:parent-style-name="Standard">
      <style:text-properties officeooo:paragraph-rsid="001d5101"/>
    </style:style>
    <style:style style:name="P33" style:family="paragraph" style:parent-style-name="Standard">
      <style:paragraph-properties fo:text-align="justify" style:justify-single-word="false"/>
      <style:text-properties officeooo:paragraph-rsid="001d5101"/>
    </style:style>
    <style:style style:name="P34" style:family="paragraph" style:parent-style-name="Standard">
      <style:text-properties officeooo:paragraph-rsid="001f23b2"/>
    </style:style>
    <style:style style:name="P35" style:family="paragraph" style:parent-style-name="Text_20_body">
      <style:text-properties officeooo:paragraph-rsid="0023b76c"/>
    </style:style>
    <style:style style:name="P36" style:family="paragraph" style:parent-style-name="Standard" style:list-style-name="L1">
      <style:paragraph-properties fo:line-height="150%"/>
      <style:text-properties officeooo:paragraph-rsid="001087f6"/>
    </style:style>
    <style:style style:name="P37" style:family="paragraph" style:parent-style-name="Standard" style:list-style-name="L1">
      <style:paragraph-properties fo:line-height="150%"/>
      <style:text-properties fo:language="en" fo:country="US" fo:font-weight="normal" officeooo:rsid="001087f6" officeooo:paragraph-rsid="001087f6" style:font-weight-asian="normal" style:font-weight-complex="normal"/>
    </style:style>
    <style:style style:name="P38" style:family="paragraph" style:parent-style-name="Standard" style:list-style-name="L15">
      <style:text-properties fo:language="en" fo:country="US" officeooo:paragraph-rsid="001d5101"/>
    </style:style>
    <style:style style:name="P39" style:family="paragraph" style:parent-style-name="Standard" style:list-style-name="L15">
      <style:text-properties fo:language="en" fo:country="US" officeooo:rsid="0020e022" officeooo:paragraph-rsid="001d5101" fo:background-color="#ffffff"/>
    </style:style>
    <style:style style:name="P40" style:family="paragraph" style:parent-style-name="Standard" style:list-style-name="L16">
      <style:text-properties fo:language="en" fo:country="US" officeooo:rsid="001d5101" officeooo:paragraph-rsid="001d5101" fo:background-color="#ffffff"/>
    </style:style>
    <style:style style:name="P41" style:family="paragraph" style:parent-style-name="Standard" style:list-style-name="L16">
      <style:text-properties fo:language="en" fo:country="US" officeooo:paragraph-rsid="001d5101"/>
    </style:style>
    <style:style style:name="P42" style:family="paragraph" style:parent-style-name="Standard" style:list-style-name="L15">
      <style:paragraph-properties fo:text-align="justify" style:justify-single-word="false"/>
      <style:text-properties officeooo:paragraph-rsid="001d5101"/>
    </style:style>
    <style:style style:name="P43" style:family="paragraph" style:parent-style-name="Standard" style:list-style-name="L16">
      <style:text-properties officeooo:paragraph-rsid="001d5101"/>
    </style:style>
    <style:style style:name="P44" style:family="paragraph" style:parent-style-name="Standard" style:list-style-name="L17">
      <style:text-properties officeooo:paragraph-rsid="001d5101"/>
    </style:style>
    <style:style style:name="P45" style:family="paragraph" style:parent-style-name="Standard" style:list-style-name="L18">
      <style:text-properties officeooo:paragraph-rsid="001f23b2"/>
    </style:style>
    <style:style style:name="P46" style:family="paragraph" style:parent-style-name="Text_20_body" style:list-style-name="L2">
      <style:paragraph-properties fo:line-height="150%" fo:text-align="justify" style:justify-single-word="false"/>
      <style:text-properties fo:language="en" fo:country="US" fo:font-style="normal" officeooo:rsid="001e8c86" officeooo:paragraph-rsid="001087f6" style:font-style-asian="normal" style:font-style-complex="normal"/>
    </style:style>
    <style:style style:name="P47" style:family="paragraph" style:parent-style-name="Text_20_body" style:list-style-name="L28">
      <style:text-properties fo:language="en" fo:country="US" fo:font-style="normal" officeooo:rsid="002510e6" officeooo:paragraph-rsid="00246c99" style:font-style-asian="normal" style:font-style-complex="normal"/>
    </style:style>
    <style:style style:name="P48" style:family="paragraph" style:parent-style-name="Text_20_body" style:list-style-name="L2">
      <style:paragraph-properties fo:line-height="150%" fo:text-align="justify" style:justify-single-word="false"/>
      <style:text-properties fo:language="en" fo:country="US" fo:font-weight="normal" officeooo:rsid="001087f6" officeooo:paragraph-rsid="001087f6" style:font-weight-asian="normal" style:font-weight-complex="normal"/>
    </style:style>
    <style:style style:name="P49" style:family="paragraph" style:parent-style-name="Text_20_body" style:list-style-name="L3">
      <style:paragraph-properties fo:line-height="150%" fo:text-align="justify" style:justify-single-word="false"/>
      <style:text-properties fo:language="en" fo:country="US" fo:font-weight="normal" officeooo:rsid="001087f6" officeooo:paragraph-rsid="001a7d84" style:font-weight-asian="normal" style:font-weight-complex="normal"/>
    </style:style>
    <style:style style:name="P50" style:family="paragraph" style:parent-style-name="Text_20_body" style:list-style-name="L3">
      <style:paragraph-properties fo:line-height="150%" fo:text-align="justify" style:justify-single-word="false"/>
      <style:text-properties fo:language="en" fo:country="US" fo:font-weight="normal" officeooo:rsid="001087f6" officeooo:paragraph-rsid="001087f6" style:font-weight-asian="normal" style:font-weight-complex="normal"/>
    </style:style>
    <style:style style:name="P51" style:family="paragraph" style:parent-style-name="Text_20_body" style:list-style-name="L4">
      <style:paragraph-properties fo:line-height="150%" fo:text-align="justify" style:justify-single-word="false"/>
      <style:text-properties fo:language="en" fo:country="US" fo:font-weight="normal" officeooo:rsid="001087f6" officeooo:paragraph-rsid="001087f6" style:font-weight-asian="normal" style:font-weight-complex="normal"/>
    </style:style>
    <style:style style:name="P52" style:family="paragraph" style:parent-style-name="Text_20_body" style:list-style-name="L4">
      <style:paragraph-properties fo:line-height="150%" fo:text-align="justify" style:justify-single-word="false"/>
      <style:text-properties fo:language="en" fo:country="US" fo:font-weight="normal" officeooo:rsid="001087f6" officeooo:paragraph-rsid="0013ea6b" style:font-weight-asian="normal" style:font-weight-complex="normal"/>
    </style:style>
    <style:style style:name="P53" style:family="paragraph" style:parent-style-name="Text_20_body" style:list-style-name="L5">
      <style:paragraph-properties fo:line-height="150%" fo:text-align="justify" style:justify-single-word="false"/>
      <style:text-properties fo:language="en" fo:country="US" fo:font-weight="normal" officeooo:rsid="001087f6" officeooo:paragraph-rsid="0013ea6b" style:font-weight-asian="normal" style:font-weight-complex="normal"/>
    </style:style>
    <style:style style:name="P54" style:family="paragraph" style:parent-style-name="Text_20_body" style:list-style-name="L6">
      <style:paragraph-properties fo:line-height="150%" fo:text-align="justify" style:justify-single-word="false"/>
      <style:text-properties fo:language="en" fo:country="US" fo:font-weight="normal" officeooo:rsid="0023cc9b" officeooo:paragraph-rsid="0013ea6b" style:font-weight-asian="normal" style:font-weight-complex="normal"/>
    </style:style>
    <style:style style:name="P55" style:family="paragraph" style:parent-style-name="Text_20_body" style:list-style-name="L7">
      <style:paragraph-properties fo:line-height="150%" fo:text-align="justify" style:justify-single-word="false"/>
      <style:text-properties fo:language="en" fo:country="US" fo:font-weight="normal" officeooo:rsid="0023cc9b" officeooo:paragraph-rsid="00159664" style:font-weight-asian="normal" style:font-weight-complex="normal"/>
    </style:style>
    <style:style style:name="P56" style:family="paragraph" style:parent-style-name="Text_20_body" style:list-style-name="L8">
      <style:paragraph-properties fo:line-height="150%" fo:text-align="justify" style:justify-single-word="false"/>
      <style:text-properties fo:language="en" fo:country="US" fo:font-weight="normal" officeooo:rsid="0023cc9b" officeooo:paragraph-rsid="00159664" style:font-weight-asian="normal" style:font-weight-complex="normal"/>
    </style:style>
    <style:style style:name="P57" style:family="paragraph" style:parent-style-name="Text_20_body" style:list-style-name="L9">
      <style:paragraph-properties fo:line-height="150%" fo:text-align="justify" style:justify-single-word="false"/>
      <style:text-properties fo:language="en" fo:country="US" fo:font-weight="normal" officeooo:rsid="0023cc9b" officeooo:paragraph-rsid="00159664" style:font-weight-asian="normal" style:font-weight-complex="normal"/>
    </style:style>
    <style:style style:name="P58" style:family="paragraph" style:parent-style-name="Text_20_body" style:list-style-name="L8">
      <style:paragraph-properties fo:text-align="justify" style:justify-single-word="false"/>
      <style:text-properties fo:language="en" fo:country="US" fo:font-weight="normal" officeooo:rsid="0023e2fa" officeooo:paragraph-rsid="00159664" style:font-weight-asian="normal" style:font-weight-complex="normal"/>
    </style:style>
    <style:style style:name="P59" style:family="paragraph" style:parent-style-name="Text_20_body" style:list-style-name="L42">
      <style:paragraph-properties fo:text-align="justify" style:justify-single-word="false"/>
      <style:text-properties fo:language="en" fo:country="US" fo:font-weight="normal" officeooo:rsid="0023e2fa" officeooo:paragraph-rsid="00224b09" style:font-weight-asian="normal" style:font-weight-complex="normal"/>
    </style:style>
    <style:style style:name="P60" style:family="paragraph" style:parent-style-name="Text_20_body" style:list-style-name="L41">
      <style:paragraph-properties fo:line-height="150%" fo:text-align="justify" style:justify-single-word="false"/>
      <style:text-properties fo:language="en" fo:country="US" fo:font-weight="normal" officeooo:rsid="0023e2fa" officeooo:paragraph-rsid="00224b09" style:font-weight-asian="normal" style:font-weight-complex="normal"/>
    </style:style>
    <style:style style:name="P61" style:family="paragraph" style:parent-style-name="Text_20_body" style:list-style-name="L43">
      <style:paragraph-properties fo:line-height="150%" fo:text-align="justify" style:justify-single-word="false"/>
      <style:text-properties fo:language="en" fo:country="US" fo:font-weight="normal" officeooo:rsid="0023e2fa" officeooo:paragraph-rsid="00224b09" style:font-weight-asian="normal" style:font-weight-complex="normal"/>
    </style:style>
    <style:style style:name="P62" style:family="paragraph" style:parent-style-name="Text_20_body" style:list-style-name="L8">
      <style:paragraph-properties fo:text-align="justify" style:justify-single-word="false"/>
      <style:text-properties fo:language="en" fo:country="US" fo:font-weight="normal" officeooo:paragraph-rsid="00159664" style:font-weight-asian="normal" style:font-weight-complex="normal"/>
    </style:style>
    <style:style style:name="P63" style:family="paragraph" style:parent-style-name="Text_20_body" style:list-style-name="L42">
      <style:paragraph-properties fo:text-align="justify" style:justify-single-word="false"/>
      <style:text-properties fo:language="en" fo:country="US" fo:font-weight="normal" officeooo:paragraph-rsid="00224b09" style:font-weight-asian="normal" style:font-weight-complex="normal"/>
    </style:style>
    <style:style style:name="P64" style:family="paragraph" style:parent-style-name="Text_20_body" style:list-style-name="L10">
      <style:paragraph-properties fo:text-align="justify" style:justify-single-word="false"/>
      <style:text-properties fo:language="en" fo:country="US" fo:font-weight="normal" officeooo:rsid="0028d72c" officeooo:paragraph-rsid="00159664" style:font-weight-asian="normal" style:font-weight-complex="normal"/>
    </style:style>
    <style:style style:name="P65" style:family="paragraph" style:parent-style-name="Text_20_body" style:list-style-name="L10">
      <style:paragraph-properties fo:line-height="150%" fo:text-align="justify" style:justify-single-word="false"/>
      <style:text-properties fo:language="en" fo:country="US" fo:font-weight="normal" officeooo:rsid="0028d72c" officeooo:paragraph-rsid="00159664" style:font-weight-asian="normal" style:font-weight-complex="normal"/>
    </style:style>
    <style:style style:name="P66" style:family="paragraph" style:parent-style-name="Text_20_body" style:list-style-name="L11">
      <style:paragraph-properties fo:line-height="150%" fo:text-align="justify" style:justify-single-word="false"/>
      <style:text-properties fo:language="en" fo:country="US" fo:font-weight="normal" officeooo:rsid="0028d72c" officeooo:paragraph-rsid="001787a5" style:font-weight-asian="normal" style:font-weight-complex="normal"/>
    </style:style>
    <style:style style:name="P67" style:family="paragraph" style:parent-style-name="Text_20_body" style:list-style-name="L12">
      <style:paragraph-properties fo:line-height="150%" fo:text-align="justify" style:justify-single-word="false"/>
      <style:text-properties fo:language="en" fo:country="US" fo:font-weight="normal" officeooo:rsid="0028d72c" officeooo:paragraph-rsid="001787a5" style:font-weight-asian="normal" style:font-weight-complex="normal"/>
    </style:style>
    <style:style style:name="P68" style:family="paragraph" style:parent-style-name="Text_20_body" style:list-style-name="L19">
      <style:paragraph-properties fo:line-height="150%" fo:text-align="justify" style:justify-single-word="false"/>
      <style:text-properties fo:language="en" fo:country="US" fo:font-weight="normal" officeooo:rsid="0028d72c" officeooo:paragraph-rsid="001f23b2" style:font-weight-asian="normal" style:font-weight-complex="normal"/>
    </style:style>
    <style:style style:name="P69" style:family="paragraph" style:parent-style-name="Text_20_body" style:list-style-name="L20">
      <style:paragraph-properties fo:line-height="150%" fo:text-align="justify" style:justify-single-word="false"/>
      <style:text-properties fo:language="en" fo:country="US" fo:font-weight="normal" officeooo:rsid="0028d72c" officeooo:paragraph-rsid="00231422" style:font-weight-asian="normal" style:font-weight-complex="normal"/>
    </style:style>
    <style:style style:name="P70" style:family="paragraph" style:parent-style-name="Text_20_body" style:list-style-name="L37">
      <style:paragraph-properties fo:line-height="150%" fo:text-align="justify" style:justify-single-word="false"/>
      <style:text-properties fo:language="en" fo:country="US" fo:font-weight="normal" officeooo:rsid="0028d72c" officeooo:paragraph-rsid="002510e6" style:font-weight-asian="normal" style:font-weight-complex="normal"/>
    </style:style>
    <style:style style:name="P71" style:family="paragraph" style:parent-style-name="Text_20_body" style:list-style-name="L41">
      <style:paragraph-properties fo:line-height="150%" fo:text-align="justify" style:justify-single-word="false"/>
      <style:text-properties fo:language="en" fo:country="US" fo:font-weight="normal" officeooo:rsid="0028d72c" officeooo:paragraph-rsid="00224b09" style:font-weight-asian="normal" style:font-weight-complex="normal"/>
    </style:style>
    <style:style style:name="P72" style:family="paragraph" style:parent-style-name="Text_20_body" style:list-style-name="L42">
      <style:paragraph-properties fo:line-height="150%" fo:text-align="justify" style:justify-single-word="false"/>
      <style:text-properties fo:language="en" fo:country="US" fo:font-weight="normal" officeooo:rsid="0028d72c" officeooo:paragraph-rsid="00224b09" style:font-weight-asian="normal" style:font-weight-complex="normal"/>
    </style:style>
    <style:style style:name="P73" style:family="paragraph" style:parent-style-name="Text_20_body" style:list-style-name="L33">
      <style:text-properties fo:language="en" fo:country="US" fo:font-weight="normal" officeooo:rsid="0028d72c" officeooo:paragraph-rsid="002510e6" style:font-weight-asian="normal" style:font-weight-complex="normal"/>
    </style:style>
    <style:style style:name="P74" style:family="paragraph" style:parent-style-name="Text_20_body" style:list-style-name="L44">
      <style:paragraph-properties fo:line-height="150%" fo:text-align="justify" style:justify-single-word="false"/>
      <style:text-properties fo:language="en" fo:country="US" fo:font-weight="normal" officeooo:rsid="0027fbf5" officeooo:paragraph-rsid="00231422" style:font-weight-asian="normal" style:font-weight-complex="normal"/>
    </style:style>
    <style:style style:name="P75" style:family="paragraph" style:parent-style-name="Text_20_body" style:list-style-name="L45">
      <style:paragraph-properties fo:line-height="150%" fo:text-align="justify" style:justify-single-word="false"/>
      <style:text-properties fo:language="en" fo:country="US" fo:font-weight="normal" officeooo:rsid="0027fbf5" officeooo:paragraph-rsid="00231422" style:font-weight-asian="normal" style:font-weight-complex="normal"/>
    </style:style>
    <style:style style:name="P76" style:family="paragraph" style:parent-style-name="Text_20_body" style:list-style-name="L45">
      <style:paragraph-properties fo:line-height="150%" fo:text-align="justify" style:justify-single-word="false"/>
      <style:text-properties fo:language="en" fo:country="US" fo:font-weight="normal" officeooo:rsid="0027fbf5" officeooo:paragraph-rsid="003d74f9" style:font-weight-asian="normal" style:font-weight-complex="normal"/>
    </style:style>
    <style:style style:name="P77" style:family="paragraph" style:parent-style-name="Text_20_body" style:list-style-name="L46">
      <style:paragraph-properties fo:line-height="150%" fo:text-align="justify" style:justify-single-word="false"/>
      <style:text-properties fo:language="en" fo:country="US" fo:font-weight="normal" officeooo:rsid="0027fbf5" officeooo:paragraph-rsid="00231422" style:font-weight-asian="normal" style:font-weight-complex="normal"/>
    </style:style>
    <style:style style:name="P78" style:family="paragraph" style:parent-style-name="Text_20_body" style:list-style-name="L47">
      <style:paragraph-properties fo:line-height="150%" fo:text-align="justify" style:justify-single-word="false"/>
      <style:text-properties fo:language="en" fo:country="US" fo:font-weight="normal" officeooo:rsid="0027fbf5" officeooo:paragraph-rsid="00231422" style:font-weight-asian="normal" style:font-weight-complex="normal"/>
    </style:style>
    <style:style style:name="P79" style:family="paragraph" style:parent-style-name="Text_20_body" style:list-style-name="L48">
      <style:paragraph-properties fo:line-height="150%" fo:text-align="justify" style:justify-single-word="false"/>
      <style:text-properties fo:language="en" fo:country="US" fo:font-weight="normal" officeooo:rsid="0027fbf5" officeooo:paragraph-rsid="0028ee24" style:font-weight-asian="normal" style:font-weight-complex="normal"/>
    </style:style>
    <style:style style:name="P80" style:family="paragraph" style:parent-style-name="Text_20_body" style:list-style-name="L49">
      <style:paragraph-properties fo:line-height="150%" fo:text-align="justify" style:justify-single-word="false"/>
      <style:text-properties fo:language="en" fo:country="US" fo:font-weight="normal" officeooo:rsid="0027fbf5" officeooo:paragraph-rsid="0028ee24" style:font-weight-asian="normal" style:font-weight-complex="normal"/>
    </style:style>
    <style:style style:name="P81" style:family="paragraph" style:parent-style-name="Text_20_body" style:list-style-name="L67">
      <style:paragraph-properties fo:line-height="150%" fo:text-align="justify" style:justify-single-word="false"/>
      <style:text-properties fo:language="en" fo:country="US" fo:font-weight="normal" officeooo:rsid="0027fbf5" officeooo:paragraph-rsid="002cb55f" style:font-weight-asian="normal" style:font-weight-complex="normal"/>
    </style:style>
    <style:style style:name="P82" style:family="paragraph" style:parent-style-name="Text_20_body" style:list-style-name="L46">
      <style:paragraph-properties fo:text-align="justify" style:justify-single-word="false"/>
      <style:text-properties fo:language="en" fo:country="US" fo:font-weight="normal" officeooo:rsid="0027fbf5" officeooo:paragraph-rsid="00231422" style:font-weight-asian="normal" style:font-weight-complex="normal"/>
    </style:style>
    <style:style style:name="P83" style:family="paragraph" style:parent-style-name="Text_20_body" style:list-style-name="L47">
      <style:paragraph-properties fo:text-align="justify" style:justify-single-word="false"/>
      <style:text-properties fo:language="en" fo:country="US" fo:font-weight="normal" officeooo:rsid="0027fbf5" officeooo:paragraph-rsid="00231422" style:font-weight-asian="normal" style:font-weight-complex="normal"/>
    </style:style>
    <style:style style:name="P84" style:family="paragraph" style:parent-style-name="Text_20_body" style:list-style-name="L53">
      <style:text-properties fo:language="en" fo:country="US" fo:font-weight="normal" officeooo:rsid="00299562" officeooo:paragraph-rsid="00299562" style:font-weight-asian="normal" style:font-weight-complex="normal"/>
    </style:style>
    <style:style style:name="P85" style:family="paragraph" style:parent-style-name="Text_20_body" style:list-style-name="L81">
      <style:text-properties fo:language="en" fo:country="US" fo:font-weight="normal" officeooo:rsid="0031bf35" officeooo:paragraph-rsid="0031bf35" style:font-weight-asian="normal" style:font-weight-complex="normal"/>
    </style:style>
    <style:style style:name="P86" style:family="paragraph" style:parent-style-name="Text_20_body" style:list-style-name="L13">
      <style:paragraph-properties fo:line-height="150%" fo:text-align="justify" style:justify-single-word="false"/>
      <style:text-properties fo:language="en" fo:country="US" fo:font-weight="normal" officeooo:rsid="00295403" officeooo:paragraph-rsid="001bbf7b" fo:background-color="transparent" style:font-weight-asian="normal" style:font-weight-complex="normal"/>
    </style:style>
    <style:style style:name="P87" style:family="paragraph" style:parent-style-name="Text_20_body" style:list-style-name="L5">
      <style:paragraph-properties fo:text-align="justify" style:justify-single-word="false"/>
      <style:text-properties fo:language="en" fo:country="US" officeooo:paragraph-rsid="0013ea6b"/>
    </style:style>
    <style:style style:name="P88" style:family="paragraph" style:parent-style-name="Text_20_body" style:list-style-name="L7">
      <style:paragraph-properties fo:text-align="justify" style:justify-single-word="false"/>
      <style:text-properties fo:language="en" fo:country="US" officeooo:paragraph-rsid="00159664"/>
    </style:style>
    <style:style style:name="P89" style:family="paragraph" style:parent-style-name="Text_20_body" style:list-style-name="L41">
      <style:paragraph-properties fo:text-align="justify" style:justify-single-word="false"/>
      <style:text-properties fo:language="en" fo:country="US" officeooo:paragraph-rsid="00224b09"/>
    </style:style>
    <style:style style:name="P90" style:family="paragraph" style:parent-style-name="Text_20_body" style:list-style-name="L6">
      <style:paragraph-properties fo:text-align="justify" style:justify-single-word="false"/>
      <style:text-properties fo:language="en" fo:country="US" officeooo:rsid="0023cc9b" officeooo:paragraph-rsid="0013ea6b"/>
    </style:style>
    <style:style style:name="P91" style:family="paragraph" style:parent-style-name="Text_20_body" style:list-style-name="L13">
      <style:paragraph-properties fo:text-align="justify" style:justify-single-word="false"/>
      <style:text-properties fo:language="en" fo:country="US" officeooo:rsid="00295403" officeooo:paragraph-rsid="001bbf7b" fo:background-color="transparent"/>
    </style:style>
    <style:style style:name="P92" style:family="paragraph" style:parent-style-name="Text_20_body" style:list-style-name="L14">
      <style:paragraph-properties fo:text-align="justify" style:justify-single-word="false"/>
      <style:text-properties fo:language="en" fo:country="US" officeooo:rsid="002ab13e" officeooo:paragraph-rsid="001bbf7b" fo:background-color="transparent"/>
    </style:style>
    <style:style style:name="P93" style:family="paragraph" style:parent-style-name="Text_20_body" style:list-style-name="L21">
      <style:paragraph-properties fo:margin-top="0cm" fo:margin-bottom="0cm" style:contextual-spacing="false"/>
      <style:text-properties fo:language="en" fo:country="US"/>
    </style:style>
    <style:style style:name="P94" style:family="paragraph" style:parent-style-name="Text_20_body" style:list-style-name="L22">
      <style:text-properties fo:language="en" fo:country="US"/>
    </style:style>
    <style:style style:name="P95" style:family="paragraph" style:parent-style-name="Text_20_body" style:list-style-name="L24">
      <style:paragraph-properties fo:margin-top="0cm" fo:margin-bottom="0cm" style:contextual-spacing="false"/>
      <style:text-properties fo:language="en" fo:country="US"/>
    </style:style>
    <style:style style:name="P96" style:family="paragraph" style:parent-style-name="Text_20_body" style:list-style-name="L25">
      <style:text-properties fo:language="en" fo:country="US"/>
    </style:style>
    <style:style style:name="P97" style:family="paragraph" style:parent-style-name="Text_20_body" style:list-style-name="L26">
      <style:text-properties fo:language="en" fo:country="US" officeooo:rsid="00246c99" officeooo:paragraph-rsid="00246c99"/>
    </style:style>
    <style:style style:name="P98" style:family="paragraph" style:parent-style-name="Text_20_body" style:list-style-name="L27">
      <style:text-properties fo:language="en" fo:country="US"/>
    </style:style>
    <style:style style:name="P99" style:family="paragraph" style:parent-style-name="Text_20_body" style:list-style-name="L29">
      <style:paragraph-properties fo:margin-top="0cm" fo:margin-bottom="0cm" style:contextual-spacing="false"/>
      <style:text-properties fo:language="en" fo:country="US"/>
    </style:style>
    <style:style style:name="P100" style:family="paragraph" style:parent-style-name="Text_20_body" style:list-style-name="L30">
      <style:paragraph-properties fo:margin-top="0cm" fo:margin-bottom="0cm" style:contextual-spacing="false"/>
      <style:text-properties fo:language="en" fo:country="US"/>
    </style:style>
    <style:style style:name="P101" style:family="paragraph" style:parent-style-name="Text_20_body" style:list-style-name="L31">
      <style:paragraph-properties fo:margin-top="0cm" fo:margin-bottom="0cm" style:contextual-spacing="false"/>
      <style:text-properties fo:language="en" fo:country="US"/>
    </style:style>
    <style:style style:name="P102" style:family="paragraph" style:parent-style-name="Text_20_body" style:list-style-name="L32">
      <style:text-properties fo:language="en" fo:country="US"/>
    </style:style>
    <style:style style:name="P103" style:family="paragraph" style:parent-style-name="Text_20_body" style:list-style-name="L34">
      <style:paragraph-properties fo:margin-top="0cm" fo:margin-bottom="0cm" style:contextual-spacing="false"/>
      <style:text-properties fo:language="en" fo:country="US"/>
    </style:style>
    <style:style style:name="P104" style:family="paragraph" style:parent-style-name="Text_20_body" style:list-style-name="L35">
      <style:paragraph-properties fo:margin-top="0cm" fo:margin-bottom="0cm" style:contextual-spacing="false"/>
      <style:text-properties fo:language="en" fo:country="US"/>
    </style:style>
    <style:style style:name="P105" style:family="paragraph" style:parent-style-name="Text_20_body" style:list-style-name="L36">
      <style:text-properties fo:language="en" fo:country="US"/>
    </style:style>
    <style:style style:name="P106" style:family="paragraph" style:parent-style-name="Text_20_body" style:list-style-name="L38">
      <style:paragraph-properties fo:margin-top="0cm" fo:margin-bottom="0cm" style:contextual-spacing="false"/>
      <style:text-properties fo:language="en" fo:country="US"/>
    </style:style>
    <style:style style:name="P107" style:family="paragraph" style:parent-style-name="Text_20_body" style:list-style-name="L39">
      <style:paragraph-properties fo:margin-top="0cm" fo:margin-bottom="0cm" style:contextual-spacing="false"/>
      <style:text-properties fo:language="en" fo:country="US"/>
    </style:style>
    <style:style style:name="P108" style:family="paragraph" style:parent-style-name="Text_20_body" style:list-style-name="L40">
      <style:text-properties fo:language="en" fo:country="US"/>
    </style:style>
    <style:style style:name="P109" style:family="paragraph" style:parent-style-name="Text_20_body" style:list-style-name="L40">
      <style:text-properties fo:language="en" fo:country="US" officeooo:rsid="0025f137" officeooo:paragraph-rsid="0025f137"/>
    </style:style>
    <style:style style:name="P110" style:family="paragraph" style:parent-style-name="Text_20_body" style:list-style-name="L41">
      <style:paragraph-properties fo:text-align="justify" style:justify-single-word="false"/>
      <style:text-properties fo:language="en" fo:country="US" officeooo:rsid="0023e2fa" officeooo:paragraph-rsid="00224b09"/>
    </style:style>
    <style:style style:name="P111" style:family="paragraph" style:parent-style-name="Text_20_body" style:list-style-name="L43">
      <style:paragraph-properties fo:text-align="justify" style:justify-single-word="false"/>
      <style:text-properties fo:language="en" fo:country="US" officeooo:rsid="0028b4de" officeooo:paragraph-rsid="0028b4de"/>
    </style:style>
    <style:style style:name="P112" style:family="paragraph" style:parent-style-name="Text_20_body" style:list-style-name="L44">
      <style:paragraph-properties fo:text-align="justify" style:justify-single-word="false"/>
      <style:text-properties fo:language="en" fo:country="US" officeooo:rsid="00251f8e" officeooo:paragraph-rsid="00224b09"/>
    </style:style>
    <style:style style:name="P113" style:family="paragraph" style:parent-style-name="Text_20_body" style:list-style-name="L44">
      <style:paragraph-properties fo:text-align="justify" style:justify-single-word="false"/>
      <style:text-properties fo:language="en" fo:country="US" officeooo:rsid="0027fbf5" officeooo:paragraph-rsid="00231422"/>
    </style:style>
    <style:style style:name="P114" style:family="paragraph" style:parent-style-name="Text_20_body" style:list-style-name="L45">
      <style:paragraph-properties fo:text-align="justify" style:justify-single-word="false"/>
      <style:text-properties fo:language="en" fo:country="US" officeooo:rsid="0027fbf5" officeooo:paragraph-rsid="00231422"/>
    </style:style>
    <style:style style:name="P115" style:family="paragraph" style:parent-style-name="Text_20_body" style:list-style-name="L50">
      <style:paragraph-properties fo:margin-top="0cm" fo:margin-bottom="0cm" style:contextual-spacing="false"/>
      <style:text-properties fo:language="en" fo:country="US"/>
    </style:style>
    <style:style style:name="P116" style:family="paragraph" style:parent-style-name="Text_20_body" style:list-style-name="L51">
      <style:paragraph-properties fo:margin-top="0cm" fo:margin-bottom="0cm" style:contextual-spacing="false"/>
      <style:text-properties fo:language="en" fo:country="US"/>
    </style:style>
    <style:style style:name="P117" style:family="paragraph" style:parent-style-name="Text_20_body" style:list-style-name="L52">
      <style:text-properties fo:language="en" fo:country="US"/>
    </style:style>
    <style:style style:name="P118" style:family="paragraph" style:parent-style-name="Text_20_body" style:list-style-name="L54">
      <style:text-properties fo:language="en" fo:country="US"/>
    </style:style>
    <style:style style:name="P119" style:family="paragraph" style:parent-style-name="Text_20_body" style:list-style-name="L55">
      <style:paragraph-properties fo:margin-top="0cm" fo:margin-bottom="0cm" style:contextual-spacing="false"/>
      <style:text-properties fo:language="en" fo:country="US"/>
    </style:style>
    <style:style style:name="P120" style:family="paragraph" style:parent-style-name="Text_20_body" style:list-style-name="L55">
      <style:text-properties fo:language="en" fo:country="US"/>
    </style:style>
    <style:style style:name="P121" style:family="paragraph" style:parent-style-name="Text_20_body" style:list-style-name="L56">
      <style:text-properties fo:language="en" fo:country="US"/>
    </style:style>
    <style:style style:name="P122" style:family="paragraph" style:parent-style-name="Text_20_body" style:list-style-name="L57">
      <style:text-properties fo:language="en" fo:country="US" officeooo:rsid="002b2f0e" officeooo:paragraph-rsid="00299562"/>
    </style:style>
    <style:style style:name="P123" style:family="paragraph" style:parent-style-name="Text_20_body" style:list-style-name="L61">
      <style:text-properties fo:language="en" fo:country="US" officeooo:rsid="002b2f0e" officeooo:paragraph-rsid="002b2f0e"/>
    </style:style>
    <style:style style:name="P124" style:family="paragraph" style:parent-style-name="Text_20_body" style:list-style-name="L58">
      <style:paragraph-properties fo:margin-top="0cm" fo:margin-bottom="0cm" style:contextual-spacing="false"/>
      <style:text-properties fo:language="en" fo:country="US"/>
    </style:style>
    <style:style style:name="P125" style:family="paragraph" style:parent-style-name="Text_20_body" style:list-style-name="L59">
      <style:paragraph-properties fo:margin-top="0cm" fo:margin-bottom="0cm" style:contextual-spacing="false"/>
      <style:text-properties fo:language="en" fo:country="US"/>
    </style:style>
    <style:style style:name="P126" style:family="paragraph" style:parent-style-name="Text_20_body" style:list-style-name="L60">
      <style:text-properties fo:language="en" fo:country="US"/>
    </style:style>
    <style:style style:name="P127" style:family="paragraph" style:parent-style-name="Text_20_body" style:list-style-name="L62">
      <style:paragraph-properties fo:margin-top="0cm" fo:margin-bottom="0cm" style:contextual-spacing="false"/>
      <style:text-properties fo:language="en" fo:country="US"/>
    </style:style>
    <style:style style:name="P128" style:family="paragraph" style:parent-style-name="Text_20_body" style:list-style-name="L63">
      <style:text-properties fo:language="en" fo:country="US"/>
    </style:style>
    <style:style style:name="P129" style:family="paragraph" style:parent-style-name="Text_20_body" style:list-style-name="L64">
      <style:text-properties fo:language="en" fo:country="US" officeooo:rsid="002cb55f" officeooo:paragraph-rsid="002b2f0e"/>
    </style:style>
    <style:style style:name="P130" style:family="paragraph" style:parent-style-name="Text_20_body" style:list-style-name="L65">
      <style:paragraph-properties fo:margin-top="0cm" fo:margin-bottom="0cm" style:contextual-spacing="false"/>
      <style:text-properties fo:language="en" fo:country="US"/>
    </style:style>
    <style:style style:name="P131" style:family="paragraph" style:parent-style-name="Text_20_body" style:list-style-name="L66">
      <style:text-properties fo:language="en" fo:country="US"/>
    </style:style>
    <style:style style:name="P132" style:family="paragraph" style:parent-style-name="Text_20_body" style:list-style-name="L68">
      <style:paragraph-properties fo:margin-top="0cm" fo:margin-bottom="0cm" style:contextual-spacing="false"/>
      <style:text-properties fo:language="en" fo:country="US"/>
    </style:style>
    <style:style style:name="P133" style:family="paragraph" style:parent-style-name="Text_20_body" style:list-style-name="L69">
      <style:paragraph-properties fo:margin-top="0cm" fo:margin-bottom="0cm" style:contextual-spacing="false"/>
      <style:text-properties fo:language="en" fo:country="US"/>
    </style:style>
    <style:style style:name="P134" style:family="paragraph" style:parent-style-name="Text_20_body" style:list-style-name="L70">
      <style:text-properties fo:language="en" fo:country="US"/>
    </style:style>
    <style:style style:name="P135" style:family="paragraph" style:parent-style-name="Text_20_body" style:list-style-name="L71">
      <style:text-properties fo:language="en" fo:country="US" officeooo:paragraph-rsid="0030d81b"/>
    </style:style>
    <style:style style:name="P136" style:family="paragraph" style:parent-style-name="Text_20_body" style:list-style-name="L72">
      <style:paragraph-properties fo:margin-top="0cm" fo:margin-bottom="0cm" style:contextual-spacing="false"/>
      <style:text-properties fo:language="en" fo:country="US"/>
    </style:style>
    <style:style style:name="P137" style:family="paragraph" style:parent-style-name="Text_20_body" style:list-style-name="L73">
      <style:paragraph-properties fo:margin-top="0cm" fo:margin-bottom="0cm" style:contextual-spacing="false"/>
      <style:text-properties fo:language="en" fo:country="US"/>
    </style:style>
    <style:style style:name="P138" style:family="paragraph" style:parent-style-name="Text_20_body" style:list-style-name="L74">
      <style:text-properties fo:language="en" fo:country="US"/>
    </style:style>
    <style:style style:name="P139" style:family="paragraph" style:parent-style-name="Text_20_body" style:list-style-name="L75">
      <style:text-properties fo:language="en" fo:country="US" officeooo:rsid="0030d81b" officeooo:paragraph-rsid="0030d81b"/>
    </style:style>
    <style:style style:name="P140" style:family="paragraph" style:parent-style-name="Text_20_body" style:list-style-name="L77">
      <style:text-properties fo:language="en" fo:country="US" officeooo:rsid="0030d81b" officeooo:paragraph-rsid="0030d81b"/>
    </style:style>
    <style:style style:name="P141" style:family="paragraph" style:parent-style-name="Text_20_body" style:list-style-name="L76">
      <style:text-properties fo:language="en" fo:country="US"/>
    </style:style>
    <style:style style:name="P142" style:family="paragraph" style:parent-style-name="Text_20_body" style:list-style-name="L78">
      <style:paragraph-properties fo:margin-top="0cm" fo:margin-bottom="0cm" style:contextual-spacing="false"/>
      <style:text-properties fo:language="en" fo:country="US"/>
    </style:style>
    <style:style style:name="P143" style:family="paragraph" style:parent-style-name="Text_20_body" style:list-style-name="L79">
      <style:paragraph-properties fo:margin-top="0cm" fo:margin-bottom="0cm" style:contextual-spacing="false"/>
      <style:text-properties fo:language="en" fo:country="US"/>
    </style:style>
    <style:style style:name="P144" style:family="paragraph" style:parent-style-name="Text_20_body" style:list-style-name="L80">
      <style:text-properties fo:language="en" fo:country="US"/>
    </style:style>
    <style:style style:name="P145" style:family="paragraph" style:parent-style-name="Text_20_body" style:list-style-name="L80">
      <style:text-properties fo:language="en" fo:country="US" officeooo:rsid="0031bf35" officeooo:paragraph-rsid="0031bf35"/>
    </style:style>
    <style:style style:name="P146" style:family="paragraph" style:parent-style-name="Text_20_body" style:list-style-name="L84">
      <style:text-properties fo:language="en" fo:country="US" officeooo:rsid="0031bf35" officeooo:paragraph-rsid="0031bf35"/>
    </style:style>
    <style:style style:name="P147" style:family="paragraph" style:parent-style-name="Text_20_body" style:list-style-name="L82">
      <style:paragraph-properties fo:margin-top="0cm" fo:margin-bottom="0cm" style:contextual-spacing="false"/>
      <style:text-properties fo:language="en" fo:country="US"/>
    </style:style>
    <style:style style:name="P148" style:family="paragraph" style:parent-style-name="Text_20_body" style:list-style-name="L83">
      <style:text-properties fo:language="en" fo:country="US"/>
    </style:style>
    <style:style style:name="P149" style:family="paragraph" style:parent-style-name="Text_20_body" style:list-style-name="L85">
      <style:paragraph-properties fo:margin-top="0cm" fo:margin-bottom="0cm" style:contextual-spacing="false"/>
      <style:text-properties fo:language="en" fo:country="US"/>
    </style:style>
    <style:style style:name="P150" style:family="paragraph" style:parent-style-name="Text_20_body" style:list-style-name="L86">
      <style:text-properties fo:language="en" fo:country="US"/>
    </style:style>
    <style:style style:name="P151" style:family="paragraph" style:parent-style-name="Text_20_body" style:list-style-name="L87">
      <style:text-properties fo:language="en" fo:country="US" officeooo:rsid="003228d6" officeooo:paragraph-rsid="003228d6"/>
    </style:style>
    <style:style style:name="P152" style:family="paragraph" style:parent-style-name="Text_20_body" style:list-style-name="L91">
      <style:text-properties fo:language="en" fo:country="US" officeooo:rsid="003228d6" officeooo:paragraph-rsid="003228d6"/>
    </style:style>
    <style:style style:name="P153" style:family="paragraph" style:parent-style-name="Text_20_body" style:list-style-name="L93">
      <style:text-properties fo:language="en" fo:country="US" officeooo:rsid="003228d6" officeooo:paragraph-rsid="003228d6"/>
    </style:style>
    <style:style style:name="P154" style:family="paragraph" style:parent-style-name="Text_20_body" style:list-style-name="L88">
      <style:paragraph-properties fo:margin-top="0cm" fo:margin-bottom="0cm" style:contextual-spacing="false"/>
      <style:text-properties fo:language="en" fo:country="US"/>
    </style:style>
    <style:style style:name="P155" style:family="paragraph" style:parent-style-name="Text_20_body" style:list-style-name="L89">
      <style:paragraph-properties fo:margin-top="0cm" fo:margin-bottom="0cm" style:contextual-spacing="false"/>
      <style:text-properties fo:language="en" fo:country="US"/>
    </style:style>
    <style:style style:name="P156" style:family="paragraph" style:parent-style-name="Text_20_body" style:list-style-name="L90">
      <style:text-properties fo:language="en" fo:country="US"/>
    </style:style>
    <style:style style:name="P157" style:family="paragraph" style:parent-style-name="Text_20_body" style:list-style-name="L92">
      <style:paragraph-properties fo:margin-top="0cm" fo:margin-bottom="0cm" style:contextual-spacing="false"/>
      <style:text-properties fo:language="en" fo:country="US"/>
    </style:style>
    <style:style style:name="P158" style:family="paragraph" style:parent-style-name="Text_20_body" style:list-style-name="L92">
      <style:text-properties fo:language="en" fo:country="US"/>
    </style:style>
    <style:style style:name="P159" style:family="paragraph" style:parent-style-name="Text_20_body" style:list-style-name="L94">
      <style:paragraph-properties fo:margin-top="0cm" fo:margin-bottom="0cm" style:contextual-spacing="false"/>
      <style:text-properties fo:language="en" fo:country="US"/>
    </style:style>
    <style:style style:name="P160" style:family="paragraph" style:parent-style-name="Text_20_body" style:list-style-name="L95">
      <style:paragraph-properties fo:margin-top="0cm" fo:margin-bottom="0cm" style:contextual-spacing="false"/>
      <style:text-properties fo:language="en" fo:country="US"/>
    </style:style>
    <style:style style:name="P161" style:family="paragraph" style:parent-style-name="Text_20_body">
      <style:text-properties fo:language="en" fo:country="US"/>
    </style:style>
    <style:style style:name="P162" style:family="paragraph" style:parent-style-name="Text_20_body" style:list-style-name="L2">
      <style:paragraph-properties fo:line-height="150%" fo:text-align="justify" style:justify-single-word="false"/>
      <style:text-properties officeooo:paragraph-rsid="001087f6"/>
    </style:style>
    <style:style style:name="P163" style:family="paragraph" style:parent-style-name="Text_20_body" style:list-style-name="L7">
      <style:paragraph-properties fo:text-align="justify" style:justify-single-word="false"/>
      <style:text-properties officeooo:paragraph-rsid="00159664"/>
    </style:style>
    <style:style style:name="P164" style:family="paragraph" style:parent-style-name="Text_20_body" style:list-style-name="L41">
      <style:paragraph-properties fo:text-align="justify" style:justify-single-word="false"/>
      <style:text-properties officeooo:paragraph-rsid="00224b09"/>
    </style:style>
    <style:style style:name="P165" style:family="paragraph" style:parent-style-name="Text_20_body" style:list-style-name="L45">
      <style:paragraph-properties fo:text-align="justify" style:justify-single-word="false"/>
      <style:text-properties officeooo:paragraph-rsid="00231422"/>
    </style:style>
    <style:style style:name="P166" style:family="paragraph" style:parent-style-name="Text_20_body" style:list-style-name="L23">
      <style:text-properties officeooo:paragraph-rsid="0023b76c"/>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normal" officeooo:rsid="0043a9b3" style:font-weight-asian="normal" style:font-weight-complex="normal"/>
    </style:style>
    <style:style style:name="T4" style:family="text">
      <style:text-properties fo:language="en" fo:country="US" fo:font-weight="normal" officeooo:rsid="001087f6" style:font-weight-asian="normal" style:font-weight-complex="normal"/>
    </style:style>
    <style:style style:name="T5" style:family="text">
      <style:text-properties fo:language="en" fo:country="US" fo:font-weight="normal" officeooo:rsid="00199e0a" style:font-weight-asian="normal" style:font-weight-complex="normal"/>
    </style:style>
    <style:style style:name="T6" style:family="text">
      <style:text-properties fo:language="en" fo:country="US" fo:font-weight="normal" officeooo:rsid="0023e2fa" style:font-weight-asian="normal" style:font-weight-complex="normal"/>
    </style:style>
    <style:style style:name="T7" style:family="text">
      <style:text-properties fo:language="en" fo:country="US" fo:font-weight="normal" officeooo:rsid="0027fbf5" style:font-weight-asian="normal" style:font-weight-complex="normal"/>
    </style:style>
    <style:style style:name="T8" style:family="text">
      <style:text-properties fo:language="en" fo:country="US" fo:font-weight="normal" officeooo:rsid="0023b76c" style:font-weight-asian="normal" style:font-weight-complex="normal"/>
    </style:style>
    <style:style style:name="T9" style:family="text">
      <style:text-properties fo:language="en" fo:country="US" fo:font-weight="normal" officeooo:rsid="00246c99" style:font-weight-asian="normal" style:font-weight-complex="normal"/>
    </style:style>
    <style:style style:name="T10" style:family="text">
      <style:text-properties fo:language="en" fo:country="US" fo:font-weight="normal" officeooo:rsid="001f23b2" style:font-weight-asian="normal" style:font-weight-complex="normal"/>
    </style:style>
    <style:style style:name="T11" style:family="text">
      <style:text-properties fo:language="en" fo:country="US" fo:font-weight="normal" officeooo:rsid="0013ea6b" style:font-weight-asian="normal" style:font-weight-complex="normal"/>
    </style:style>
    <style:style style:name="T12" style:family="text">
      <style:text-properties fo:language="en" fo:country="US" fo:font-weight="normal" officeooo:rsid="00159664" style:font-weight-asian="normal" style:font-weight-complex="normal"/>
    </style:style>
    <style:style style:name="T13" style:family="text">
      <style:text-properties fo:language="en" fo:country="US" fo:font-weight="normal" officeooo:rsid="0028d72c" style:font-weight-asian="normal" style:font-weight-complex="normal"/>
    </style:style>
    <style:style style:name="T14" style:family="text">
      <style:text-properties fo:language="en" fo:country="US" fo:font-weight="normal" officeooo:rsid="001787a5" style:font-weight-asian="normal" style:font-weight-complex="normal"/>
    </style:style>
    <style:style style:name="T15" style:family="text">
      <style:text-properties fo:language="en" fo:country="US" fo:font-weight="normal" officeooo:rsid="00197ba5" style:font-weight-asian="normal" style:font-weight-complex="normal"/>
    </style:style>
    <style:style style:name="T16" style:family="text">
      <style:text-properties fo:language="en" fo:country="US" fo:font-weight="normal" officeooo:rsid="001bbf7b" style:font-weight-asian="normal" style:font-weight-complex="normal"/>
    </style:style>
    <style:style style:name="T17" style:family="text">
      <style:text-properties fo:language="en" fo:country="US" fo:font-weight="normal" officeooo:rsid="00224b09" style:font-weight-asian="normal" style:font-weight-complex="normal"/>
    </style:style>
    <style:style style:name="T18" style:family="text">
      <style:text-properties fo:language="en" fo:country="US" fo:font-weight="normal" officeooo:rsid="00231422" style:font-weight-asian="normal" style:font-weight-complex="normal"/>
    </style:style>
    <style:style style:name="T19" style:family="text">
      <style:text-properties fo:language="en" fo:country="US" fo:font-weight="normal" officeooo:rsid="0028ee24" style:font-weight-asian="normal" style:font-weight-complex="normal"/>
    </style:style>
    <style:style style:name="T20" style:family="text">
      <style:text-properties fo:language="en" fo:country="US" fo:font-weight="normal" officeooo:rsid="00370788" style:font-weight-asian="normal" style:font-weight-complex="normal"/>
    </style:style>
    <style:style style:name="T21" style:family="text">
      <style:text-properties fo:language="en" fo:country="US" fo:font-weight="normal" officeooo:rsid="0020e022" fo:background-color="#ffffff" loext:char-shading-value="0" style:font-weight-asian="normal" style:font-weight-complex="normal"/>
    </style:style>
    <style:style style:name="T22" style:family="text">
      <style:text-properties fo:language="en" fo:country="US" fo:font-weight="normal" officeooo:rsid="001d5101" fo:background-color="#ffffff" loext:char-shading-value="0" style:font-weight-asian="normal" style:font-weight-complex="normal"/>
    </style:style>
    <style:style style:name="T23" style:family="text">
      <style:text-properties fo:language="en" fo:country="US" fo:font-weight="normal" officeooo:rsid="00242000" fo:background-color="#ffffff" loext:char-shading-value="0" style:font-weight-asian="normal" style:font-weight-complex="normal"/>
    </style:style>
    <style:style style:name="T24" style:family="text">
      <style:text-properties fo:language="en" fo:country="US" fo:font-weight="normal" officeooo:rsid="0025962a" fo:background-color="#ffffff" loext:char-shading-value="0" style:font-weight-asian="normal" style:font-weight-complex="normal"/>
    </style:style>
    <style:style style:name="T25" style:family="text">
      <style:text-properties fo:language="en" fo:country="US" fo:font-weight="normal" officeooo:rsid="001f23b2" fo:background-color="#ffffff" loext:char-shading-value="0" style:font-weight-asian="normal" style:font-weight-complex="normal"/>
    </style:style>
    <style:style style:name="T26" style:family="text">
      <style:text-properties fo:language="en" fo:country="US" fo:font-weight="normal" officeooo:rsid="00295403" fo:background-color="transparent" loext:char-shading-value="0" style:font-weight-asian="normal" style:font-weight-complex="normal"/>
    </style:style>
    <style:style style:name="T27" style:family="text">
      <style:text-properties fo:language="en" fo:country="US" fo:font-weight="bold" officeooo:rsid="001087f6" style:font-weight-asian="bold" style:font-weight-complex="bold"/>
    </style:style>
    <style:style style:name="T28" style:family="text">
      <style:text-properties fo:language="en" fo:country="US" fo:font-weight="bold" officeooo:rsid="0023b76c" style:font-weight-asian="bold" style:font-weight-complex="bold"/>
    </style:style>
    <style:style style:name="T29" style:family="text">
      <style:text-properties fo:language="en" fo:country="US" fo:font-weight="bold" officeooo:rsid="0028ee24" style:font-weight-asian="bold" style:font-weight-complex="bold"/>
    </style:style>
    <style:style style:name="T30" style:family="text">
      <style:text-properties fo:language="en" fo:country="US" fo:font-weight="bold" officeooo:rsid="001d5101" fo:background-color="#ffffff" loext:char-shading-value="0" style:font-weight-asian="bold" style:font-weight-complex="bold"/>
    </style:style>
    <style:style style:name="T31" style:family="text">
      <style:text-properties fo:language="en" fo:country="US" fo:font-weight="bold" officeooo:rsid="001f23b2" fo:background-color="#ffffff" loext:char-shading-value="0" style:font-weight-asian="bold" style:font-weight-complex="bold"/>
    </style:style>
    <style:style style:name="T32" style:family="text">
      <style:text-properties fo:font-weight="normal" style:font-weight-asian="normal" style:font-weight-complex="normal"/>
    </style:style>
    <style:style style:name="T33" style:family="text">
      <style:text-properties fo:font-weight="normal" officeooo:rsid="001f8277" style:font-weight-asian="normal" style:font-weight-complex="normal"/>
    </style:style>
    <style:style style:name="T34" style:family="text">
      <style:text-properties fo:font-weight="normal" officeooo:rsid="002fa14a" style:font-weight-asian="normal" style:font-weight-complex="normal"/>
    </style:style>
    <style:style style:name="T35" style:family="text">
      <style:text-properties fo:font-weight="normal" officeooo:rsid="004448e9" style:font-weight-asian="normal" style:font-weight-complex="normal"/>
    </style:style>
    <style:style style:name="T36" style:family="text">
      <style:text-properties fo:font-weight="normal" officeooo:rsid="0042f244" style:font-weight-asian="normal" style:font-weight-complex="normal"/>
    </style:style>
    <style:style style:name="T37" style:family="text">
      <style:text-properties fo:font-weight="normal" officeooo:rsid="002f6586" style:font-weight-asian="normal" style:font-weight-complex="normal"/>
    </style:style>
    <style:style style:name="T38" style:family="text">
      <style:text-properties fo:font-weight="normal" officeooo:rsid="0013ea6b" style:font-weight-asian="normal" style:font-weight-complex="normal"/>
    </style:style>
    <style:style style:name="T39" style:family="text">
      <style:text-properties fo:font-weight="normal" officeooo:rsid="003fb382" style:font-weight-asian="normal" style:font-weight-complex="normal"/>
    </style:style>
    <style:style style:name="T40" style:family="text">
      <style:text-properties fo:font-weight="normal" officeooo:rsid="00159664" style:font-weight-asian="normal" style:font-weight-complex="normal"/>
    </style:style>
    <style:style style:name="T41" style:family="text">
      <style:text-properties fo:font-weight="normal" officeooo:rsid="0023e2fa" style:font-weight-asian="normal" style:font-weight-complex="normal"/>
    </style:style>
    <style:style style:name="T42" style:family="text">
      <style:text-properties fo:font-weight="normal" officeooo:rsid="001787a5" style:font-weight-asian="normal" style:font-weight-complex="normal"/>
    </style:style>
    <style:style style:name="T43" style:family="text">
      <style:text-properties fo:font-weight="normal" officeooo:rsid="00197ba5" style:font-weight-asian="normal" style:font-weight-complex="normal"/>
    </style:style>
    <style:style style:name="T44" style:family="text">
      <style:text-properties fo:font-weight="normal" officeooo:rsid="001a7d84" style:font-weight-asian="normal" style:font-weight-complex="normal"/>
    </style:style>
    <style:style style:name="T45" style:family="text">
      <style:text-properties fo:font-weight="normal" officeooo:rsid="001bbf7b" style:font-weight-asian="normal" style:font-weight-complex="normal"/>
    </style:style>
    <style:style style:name="T46" style:family="text">
      <style:text-properties fo:font-weight="normal" officeooo:rsid="001f23b2" style:font-weight-asian="normal" style:font-weight-complex="normal"/>
    </style:style>
    <style:style style:name="T47" style:family="text">
      <style:text-properties fo:font-weight="normal" officeooo:rsid="00224b09" style:font-weight-asian="normal" style:font-weight-complex="normal"/>
    </style:style>
    <style:style style:name="T48" style:family="text">
      <style:text-properties fo:font-weight="normal" officeooo:rsid="00494cd0" style:font-weight-asian="normal" style:font-weight-complex="normal"/>
    </style:style>
    <style:style style:name="T49" style:family="text">
      <style:text-properties fo:font-weight="normal" officeooo:rsid="00231422" style:font-weight-asian="normal" style:font-weight-complex="normal"/>
    </style:style>
    <style:style style:name="T50" style:family="text">
      <style:text-properties fo:font-weight="normal" officeooo:rsid="0045672b" style:font-weight-asian="normal" style:font-weight-complex="normal"/>
    </style:style>
    <style:style style:name="T51" style:family="text">
      <style:text-properties fo:font-weight="normal" officeooo:rsid="0023b76c" style:font-weight-asian="normal" style:font-weight-complex="normal"/>
    </style:style>
    <style:style style:name="T52" style:family="text">
      <style:text-properties fo:font-weight="normal" officeooo:rsid="002510e6" style:font-weight-asian="normal" style:font-weight-complex="normal"/>
    </style:style>
    <style:style style:name="T53" style:family="text">
      <style:text-properties fo:font-weight="normal" officeooo:rsid="0028ee24" style:font-weight-asian="normal" style:font-weight-complex="normal"/>
    </style:style>
    <style:style style:name="T54" style:family="text">
      <style:text-properties fo:font-weight="normal" officeooo:rsid="002b2f0e" style:font-weight-asian="normal" style:font-weight-complex="normal"/>
    </style:style>
    <style:style style:name="T55" style:family="text">
      <style:text-properties fo:font-weight="normal" officeooo:rsid="002cfa03" style:font-weight-asian="normal" style:font-weight-complex="normal"/>
    </style:style>
    <style:style style:name="T56" style:family="text">
      <style:text-properties fo:font-weight="normal" officeooo:rsid="002ec947" style:font-weight-asian="normal" style:font-weight-complex="normal"/>
    </style:style>
    <style:style style:name="T57" style:family="text">
      <style:text-properties fo:font-weight="normal" officeooo:rsid="00370788" style:font-weight-asian="normal" style:font-weight-complex="normal"/>
    </style:style>
    <style:style style:name="T58" style:family="text">
      <style:text-properties fo:font-weight="normal" officeooo:rsid="003734b0" style:font-weight-asian="normal" style:font-weight-complex="normal"/>
    </style:style>
    <style:style style:name="T59" style:family="text">
      <style:text-properties fo:font-weight="normal" officeooo:rsid="0037e3cd" style:font-weight-asian="normal" style:font-weight-complex="normal"/>
    </style:style>
    <style:style style:name="T60" style:family="text">
      <style:text-properties fo:font-weight="normal" officeooo:rsid="003d74f9" style:font-weight-asian="normal" style:font-weight-complex="normal"/>
    </style:style>
    <style:style style:name="T61" style:family="text">
      <style:text-properties fo:font-weight="normal" officeooo:rsid="003ea006" style:font-weight-asian="normal" style:font-weight-complex="normal"/>
    </style:style>
    <style:style style:name="T62" style:family="text">
      <style:text-properties fo:font-weight="normal" officeooo:rsid="00412114" style:font-weight-asian="normal" style:font-weight-complex="normal"/>
    </style:style>
    <style:style style:name="T63" style:family="text">
      <style:text-properties fo:font-weight="bold" style:font-weight-asian="bold" style:font-weight-complex="bold"/>
    </style:style>
    <style:style style:name="T64" style:family="text">
      <style:text-properties fo:font-weight="bold" officeooo:rsid="0013ea6b" style:font-weight-asian="bold" style:font-weight-complex="bold"/>
    </style:style>
    <style:style style:name="T65" style:family="text">
      <style:text-properties fo:font-weight="bold" officeooo:rsid="00159664" style:font-weight-asian="bold" style:font-weight-complex="bold"/>
    </style:style>
    <style:style style:name="T66" style:family="text">
      <style:text-properties fo:font-weight="bold" officeooo:rsid="001787a5" style:font-weight-asian="bold" style:font-weight-complex="bold"/>
    </style:style>
    <style:style style:name="T67" style:family="text">
      <style:text-properties fo:font-weight="bold" officeooo:rsid="001bbf7b" style:font-weight-asian="bold" style:font-weight-complex="bold"/>
    </style:style>
    <style:style style:name="T68" style:family="text">
      <style:text-properties fo:font-weight="bold" officeooo:rsid="001d5101" style:font-weight-asian="bold" style:font-weight-complex="bold"/>
    </style:style>
    <style:style style:name="T69" style:family="text">
      <style:text-properties fo:font-weight="bold" officeooo:rsid="001f23b2" style:font-weight-asian="bold" style:font-weight-complex="bold"/>
    </style:style>
    <style:style style:name="T70" style:family="text">
      <style:text-properties fo:font-weight="bold" officeooo:rsid="00224b09" style:font-weight-asian="bold" style:font-weight-complex="bold"/>
    </style:style>
    <style:style style:name="T71" style:family="text">
      <style:text-properties fo:font-weight="bold" officeooo:rsid="00231422" style:font-weight-asian="bold" style:font-weight-complex="bold"/>
    </style:style>
    <style:style style:name="T72" style:family="text">
      <style:text-properties fo:font-weight="bold" officeooo:rsid="002510e6" style:font-weight-asian="bold" style:font-weight-complex="bold"/>
    </style:style>
    <style:style style:name="T73" style:family="text">
      <style:text-properties fo:font-weight="bold" officeooo:rsid="0028ee24" style:font-weight-asian="bold" style:font-weight-complex="bold"/>
    </style:style>
    <style:style style:name="T74" style:family="text">
      <style:text-properties fo:font-weight="bold" officeooo:rsid="002cb55f" style:font-weight-asian="bold" style:font-weight-complex="bold"/>
    </style:style>
    <style:style style:name="T75" style:family="text">
      <style:text-properties officeooo:rsid="0013ea6b"/>
    </style:style>
    <style:style style:name="T76" style:family="text">
      <style:text-properties officeooo:rsid="0023cc9b"/>
    </style:style>
    <style:style style:name="T77" style:family="text">
      <style:text-properties fo:color="#000000" loext:opacity="100%" fo:language="en" fo:country="US" officeooo:rsid="005365f0"/>
    </style:style>
    <style:style style:name="T78" style:family="text">
      <style:text-properties fo:color="#000000" loext:opacity="100%" fo:language="en" fo:country="US" officeooo:rsid="00566ac8"/>
    </style:style>
    <style:style style:name="T79" style:family="text">
      <style:text-properties fo:color="#000000" loext:opacity="100%" officeooo:rsid="00566ac8"/>
    </style:style>
    <style:style style:name="T80" style:family="text">
      <style:text-properties fo:color="#000000" loext:opacity="100%" officeooo:rsid="005ea64f"/>
    </style:style>
    <style:style style:name="T81" style:family="text">
      <style:text-properties officeooo:rsid="0044cc89"/>
    </style:style>
    <style:style style:name="T82" style:family="text">
      <style:text-properties officeooo:rsid="002b46b6"/>
    </style:style>
    <style:style style:name="T83" style:family="text">
      <style:text-properties officeooo:rsid="00224b09"/>
    </style:style>
    <style:style style:name="T84" style:family="text">
      <style:text-properties style:text-position="sub 58%" fo:language="en" fo:country="US" fo:font-weight="normal" style:font-weight-asian="normal" style:font-weight-complex="normal"/>
    </style:style>
    <style:style style:name="T85" style:family="text">
      <style:text-properties officeooo:rsid="0061dbbc"/>
    </style:style>
    <style:style style:name="T86" style:family="text">
      <style:text-properties fo:font-style="italic" officeooo:rsid="00224b09" style:font-style-asian="italic" style:font-style-complex="italic"/>
    </style:style>
    <style:style style:name="T87" style:family="text">
      <style:text-properties officeooo:rsid="00231422"/>
    </style:style>
    <style:style style:name="T88" style:family="text">
      <style:text-properties officeooo:rsid="00187669" fo:background-color="#ffffff" loext:char-shading-value="0"/>
    </style:style>
    <style:style style:name="T89" style:family="text">
      <style:text-properties officeooo:rsid="0020e022" fo:background-color="#ffffff" loext:char-shading-value="0"/>
    </style:style>
    <style:style style:name="T90" style:family="text">
      <style:text-properties officeooo:rsid="001a7e51" fo:background-color="#ffffff" loext:char-shading-value="0"/>
    </style:style>
    <style:style style:name="T91" style:family="text">
      <style:text-properties officeooo:rsid="001af7cb" fo:background-color="#ffffff" loext:char-shading-value="0"/>
    </style:style>
    <style:style style:name="T92" style:family="text">
      <style:text-properties officeooo:rsid="001d5101" fo:background-color="#ffffff" loext:char-shading-value="0"/>
    </style:style>
    <style:style style:name="T93" style:family="text">
      <style:text-properties officeooo:rsid="00242000" fo:background-color="#ffffff" loext:char-shading-value="0"/>
    </style:style>
    <style:style style:name="T94" style:family="text">
      <style:text-properties officeooo:rsid="0025962a" fo:background-color="#ffffff" loext:char-shading-value="0"/>
    </style:style>
    <style:style style:name="T95" style:family="text">
      <style:text-properties officeooo:rsid="0039c545"/>
    </style:style>
    <style:style style:name="T96" style:family="text">
      <style:text-properties officeooo:rsid="004441da"/>
    </style:style>
    <style:style style:name="T97" style:family="text">
      <style:text-properties officeooo:rsid="0045e5f6"/>
    </style:style>
    <style:style style:name="T98" style:family="text">
      <style:text-properties officeooo:rsid="0048f916"/>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lide 1:</text:p>
      <text:list xml:id="list635381398" text:style-name="L1">
        <text:list-item>
          <text:p text:style-name="P36"><text:span text:style-name="T4">Mr. President, lad</text:span><text:span text:style-name="T20">y</text:span><text:span text:style-name="T4"> and gentlemen of the jury, I would like to thank you for the time you have dedicated to evaluating this thesis work, titled </text:span><text:span text:style-name="Emphasis"><text:span text:style-name="T4">Finite Element Models </text:span></text:span><text:span text:style-name="Emphasis"><text:span text:style-name="T5">for the study of hydrogen embrittlement of steel structures</text:span></text:span><text:span text:style-name="T4">. </text:span><text:span text:style-name="T5">This work </text:span><text:span text:style-name="T1">was conducted at Mines Paris as part of a CIFRE collaboration with Transvalor and within the framework of the MESSIAH chair.</text:span></text:p>
          <text:p text:style-name="P37"/>
        </text:list-item>
      </text:list>
      <text:p text:style-name="P1">Slide 2:</text:p>
      <text:list xml:id="list660246250" text:style-name="L2">
        <text:list-item>
          <text:p text:style-name="P46"><text:span text:style-name="Strong_20_Emphasis"><text:span text:style-name="T32">In the context of the energy transition and the </text:span></text:span><text:span text:style-name="Strong_20_Emphasis"><text:span text:style-name="T35">d</text:span></text:span><text:span text:style-name="Strong_20_Emphasis"><text:span text:style-name="T32">ecarbonization</text:span></text:span><text:span text:style-name="Strong_20_Emphasis"><text:span text:style-name="T36"> of</text:span></text:span><text:span text:style-name="Strong_20_Emphasis"><text:span text:style-name="T32"> energy sources, hydrogen plays a</text:span></text:span><text:span text:style-name="Strong_20_Emphasis"><text:span text:style-name="T37">n important</text:span></text:span><text:span text:style-name="Strong_20_Emphasis"><text:span text:style-name="T32"> role as a</text:span></text:span><text:span text:style-name="Strong_20_Emphasis"><text:span text:style-name="T33">n </text:span></text:span><text:span text:style-name="Strong_20_Emphasis"><text:span text:style-name="T32">energy </text:span></text:span><text:span text:style-name="Strong_20_Emphasis"><text:span text:style-name="T33">vector</text:span></text:span><text:span text:style-name="Strong_20_Emphasis"><text:span text:style-name="T32">.</text:span></text:span></text:p>
        </text:list-item>
        <text:list-item>
          <text:p text:style-name="P162"><text:span text:style-name="Strong_20_Emphasis"><text:span text:style-name="T2">Green hydrogen, which can be produced from renewable sources like wind and solar, offers the significant advantage of emitting no CO₂ during </text:span></text:span><text:span text:style-name="Strong_20_Emphasis"><text:span text:style-name="T3">its </text:span></text:span><text:span text:style-name="Strong_20_Emphasis"><text:span text:style-name="T2">production and use.</text:span></text:span></text:p>
        </text:list-item>
        <text:list-item>
          <text:p text:style-name="P162"><text:span text:style-name="Strong_20_Emphasis"><text:span text:style-name="T2">One promising strategy to enable the use of hydrogen is to repurpose existing natural gas pipelines for hydrogen transport. In France alone, there are approximately 40,000 kilometers of pipelines, some of which are up to 80 years old, that could potentially be converted for this purpose.</text:span></text:span></text:p>
        </text:list-item>
      </text:list>
      <text:p text:style-name="P31"><text:span text:style-name="Strong_20_Emphasis"><text:span text:style-name="T2"/></text:span></text:p>
      <text:p text:style-name="P31"><text:span text:style-name="Strong_20_Emphasis"><text:span text:style-name="T27">Slide 3:</text:span></text:span></text:p>
      <text:list xml:id="list221919687455696" text:continue-numbering="true" text:style-name="L2">
        <text:list-item>
          <text:p text:style-name="P162"><text:span text:style-name="Strong_20_Emphasis"><text:span text:style-name="T2">However, a major challenge is that hydrogen can cause 'hydrogen embrittlement' in steels, a process that reduces their ductility and toughness </text:span></text:span><text:span text:style-name="Strong_20_Emphasis"><text:span text:style-name="T4">and cause premature and catastrophic failure.</text:span></text:span></text:p>
        </text:list-item>
        <text:list-item>
          <text:p text:style-name="P48"><text:span text:style-name="Strong_20_Emphasis"><text:span text:style-name="T32">In this context, the Chaire MESSIAH was created.</text:span></text:span></text:p>
        </text:list-item>
        <text:list-item>
          <text:p text:style-name="P48"><text:span text:style-name="Strong_20_Emphasis"><text:span text:style-name="T38">In order t</text:span></text:span><text:span text:style-name="Strong_20_Emphasis"><text:span text:style-name="T32">o characterize the mechanical properties of the pipeline steels and evaluate the effect of hydrogen on it, we propose extracting small sections from the pipelines and machining mini samples to conduct experimental tests. This approach allows us to measure the material properties of the steel without </text:span></text:span><text:span text:style-name="Strong_20_Emphasis"><text:span text:style-name="T34">service interruption.</text:span></text:span></text:p>
        </text:list-item>
        <text:list-item>
          <text:p text:style-name="P48"><text:span text:style-name="Strong_20_Emphasis"><text:span text:style-name="T32">Explain the figures, show the specimens (tensile, fracture toughness, etc).</text:span></text:span></text:p>
        </text:list-item>
      </text:list>
      <text:p text:style-name="P9"><text:span text:style-name="Strong_20_Emphasis"><text:span text:style-name="T2"/></text:span></text:p>
      <text:p text:style-name="P9"><text:span text:style-name="Strong_20_Emphasis"><text:span text:style-name="T2"/></text:span></text:p>
      <text:p text:style-name="P9"><text:span text:style-name="Strong_20_Emphasis"><text:span text:style-name="T2"/></text:span></text:p>
      <text:p text:style-name="P9"><text:span text:style-name="Strong_20_Emphasis"><text:span text:style-name="T2"/></text:span></text:p>
      <text:p text:style-name="P9"><text:span text:style-name="Strong_20_Emphasis"><text:span text:style-name="T2"/></text:span></text:p>
      <text:p text:style-name="P9"><text:soft-page-break/><text:span text:style-name="Strong_20_Emphasis"><text:span text:style-name="T63">Slide 4:</text:span></text:span></text:p>
      <text:list xml:id="list303983061" text:style-name="L3">
        <text:list-item>
          <text:p text:style-name="P49"><text:span text:style-name="Strong_20_Emphasis"><text:span text:style-name="T44">However, conducting experiments with sub-size specimens introduces an additional challenge regarding the transferability of results from these specimens to the full-scale structure.</text:span></text:span></text:p>
        </text:list-item>
        <text:list-item>
          <text:p text:style-name="P50"><text:span text:style-name="Strong_20_Emphasis"><text:span text:style-name="T32">Experimental results clearly demonstrate that specimen size significantly influences toughness. As the specimen thickness increases, toughness decreases until it stabilizes at a plateau, beyond which further thickness increase has little effect.</text:span></text:span></text:p>
        </text:list-item>
        <text:list-item>
          <text:p text:style-name="P50"><text:span text:style-name="Strong_20_Emphasis"><text:span text:style-name="T32">The figure shown here is taken from the literature and presents experimental fracture toughness values as a function of specimen thickness. This is a well-documented trend in the field, often displaying a characteristic 'bump' shape, which reflects the transition from plane stress to plane strain conditions.</text:span></text:span></text:p>
        </text:list-item>
      </text:list>
      <text:p text:style-name="P9"><text:span text:style-name="Strong_20_Emphasis"><text:span text:style-name="T2"/></text:span></text:p>
      <text:p text:style-name="P9"><text:span text:style-name="Strong_20_Emphasis"><text:span text:style-name="T63">Slide 5:</text:span></text:span></text:p>
      <text:list xml:id="list2277619618" text:style-name="L4">
        <text:list-item>
          <text:p text:style-name="P51"><text:span text:style-name="Strong_20_Emphasis"><text:span text:style-name="T32">Based on this context, some main objectives were defined for </text:span></text:span><text:span text:style-name="Strong_20_Emphasis"><text:span text:style-name="T38">this thesis, which are:</text:span></text:span></text:p>
          <text:list>
            <text:list-item>
              <text:p text:style-name="P52"><text:span text:style-name="Strong_20_Emphasis"><text:span text:style-name="T38">To develop a numerical model coupling plasticity, damage and hydrogen diffusion in order to reproduce the hydrogen embrittlement phenomena, which degrades the mechanical properties of the steel, reducing its ductility, toughness and causing multi-crack initiation</text:span></text:span></text:p>
            </text:list-item>
          </text:list>
        </text:list-item>
        <text:list-item>
          <text:p text:style-name="P52"><text:span text:style-name="Strong_20_Emphasis"><text:span text:style-name="T38">Then, to perform fracture toughness simulations using standard and sub-size specimens in order to investigate the effect of the specimen’s size and thickness on fracture toughness</text:span></text:span></text:p>
        </text:list-item>
        <text:list-item>
          <text:p text:style-name="P52"><text:span text:style-name="Strong_20_Emphasis"><text:span text:style-name="T38">Lastly, </text:span></text:span><text:span text:style-name="Strong_20_Emphasis"><text:span text:style-name="T57">t</text:span></text:span><text:span text:style-name="Strong_20_Emphasis"><text:span text:style-name="T38">o validate this model against experimental data from the literature and from the experiments performed during the project. </text:span></text:span></text:p>
        </text:list-item>
      </text:list>
      <text:p text:style-name="P10"><text:span text:style-name="Strong_20_Emphasis"><text:span text:style-name="T11"/></text:span></text:p>
      <text:p text:style-name="P10"><text:span text:style-name="Strong_20_Emphasis"><text:span text:style-name="T64">Slide 6:</text:span></text:span></text:p>
      <text:p text:style-name="P10"><text:span text:style-name="Strong_20_Emphasis"><text:span text:style-name="T38">Explain the topics of the presentation</text:span></text:span></text:p>
      <text:p text:style-name="P10"><text:span text:style-name="Strong_20_Emphasis"><text:span text:style-name="T11"/></text:span></text:p>
      <text:p text:style-name="P10"><text:span text:style-name="Strong_20_Emphasis"><text:span text:style-name="T64">Slide 7:</text:span></text:span></text:p>
      <text:p text:style-name="P23"/>
      <text:list xml:id="list2615814967" text:style-name="L5">
        <text:list-item>
          <text:p text:style-name="P87">When hydrogen gas molecules come into contact with the surface of the metal, they dissociate int<text:span text:style-name="T76">o</text:span> hydrogen atoms. These atoms are then absorbed by the material and begin to diffuse throughout it.</text:p>
        </text:list-item>
        <text:list-item>
          <text:p text:style-name="P53"><text:soft-page-break/><text:span text:style-name="Strong_20_Emphasis"><text:span text:style-name="T38">The solubility of hydrogen within the metal can be determined using </text:span></text:span><text:span text:style-name="Strong_20_Emphasis"><text:span text:style-name="T39">the </text:span></text:span><text:span text:style-name="Strong_20_Emphasis"><text:span text:style-name="T38">Sieverts' law, which states that the amount of hydrogen absorbed is proportional to the square root of the gas pressure.</text:span></text:span></text:p>
        </text:list-item>
      </text:list>
      <text:p text:style-name="P10"><text:span text:style-name="Strong_20_Emphasis"><text:span text:style-name="T11"/></text:span></text:p>
      <text:p text:style-name="P10"><text:span text:style-name="Strong_20_Emphasis"><text:span text:style-name="T64">Slide 8:</text:span></text:span></text:p>
      <text:list xml:id="list3348728901" text:style-name="L6">
        <text:list-item>
          <text:p text:style-name="P90">The model we used for this study was initially proposed by Sofronis and later corrected by Krom. It assumes that there is a lattice hydrogen concentration (CL) which diffuses between the iron atoms and migrates toward regions of high tensile stress.</text:p>
        </text:list-item>
        <text:list-item>
          <text:p text:style-name="P90">In addition, we also consider trapped hydrogen, which represents hydrogen that gets trapped in microstructural defects. In this model, <text:span text:style-name="T75">several types of traps can be simultaneously considered, and it can have a constant trap density or evolve with plastic strain.</text:span></text:p>
        </text:list-item>
        <text:list-item>
          <text:p text:style-name="P54"><text:span text:style-name="Strong_20_Emphasis"><text:span text:style-name="T58">This </text:span></text:span><text:span text:style-name="Strong_20_Emphasis"><text:span text:style-name="T32">model </text:span></text:span><text:span text:style-name="Strong_20_Emphasis"><text:span text:style-name="T58">considers the Oriani’s instantaneous</text:span></text:span><text:span text:style-name="Strong_20_Emphasis"><text:span text:style-name="T32"> equilibrium between the </text:span></text:span><text:span text:style-name="Strong_20_Emphasis"><text:span text:style-name="T58">lattice</text:span></text:span><text:span text:style-name="Strong_20_Emphasis"><text:span text:style-name="T32"> and trapped hydrogen concentrations. This means that for a isolated specimen, the total hydrogen concentration remains constant.</text:span></text:span></text:p>
          <text:p text:style-name="P54"><text:span text:style-name="Strong_20_Emphasis"><text:span text:style-name="T2"/></text:span></text:p>
        </text:list-item>
      </text:list>
      <text:p text:style-name="P11"><text:span text:style-name="Strong_20_Emphasis"><text:span text:style-name="T65">Slide 9:</text:span></text:span></text:p>
      <text:list xml:id="list1361764460" text:style-name="L7">
        <text:list-item>
          <text:p text:style-name="P163"><text:span text:style-name="T77">We applied the GTN model to simulate the material's ductile behavior. In this model, the yield surface is influenced by the total porosity, represented by the </text:span><text:span text:style-name="Emphasis"><text:span text:style-name="T77">f</text:span></text:span><text:span text:style-name="T77">. </text:span><text:span text:style-name="T78">For a case where </text:span><text:span text:style-name="Emphasis"><text:span text:style-name="T77">f</text:span></text:span><text:span text:style-name="T78">=0, we retrieve the classical von Mises criterion.</text:span></text:p>
        </text:list-item>
        <text:list-item>
          <text:p text:style-name="P88"><text:span text:style-name="T79">The progression of material damage is driven by two factors: void nucleation and growth. As the material deforms, these voids </text:span><text:span text:style-name="T80">form</text:span><text:span text:style-name="T79"> and grow, contributing to the overall damage and influencing the material's mechanical response.</text:span></text:p>
        </text:list-item>
        <text:list-item>
          <text:p text:style-name="P55"><text:span text:style-name="Strong_20_Emphasis"><text:span text:style-name="T40">The physical mechanisms of void nucleation, growth, and coalescence represented by the GTN model are based on experimentally observed phenomena, making this approach valuable for predicting material failure.</text:span></text:span></text:p>
        </text:list-item>
      </text:list>
      <text:p text:style-name="P11"><text:span text:style-name="Strong_20_Emphasis"><text:span text:style-name="T12"/></text:span></text:p>
      <text:p text:style-name="P11"><text:span text:style-name="Strong_20_Emphasis"><text:span text:style-name="T65">Slide 10:</text:span></text:span></text:p>
      <text:list xml:id="list1568644787" text:style-name="L8">
        <text:list-item>
          <text:p text:style-name="P58">In order to simulate HE, we modified the GTN model.</text:p>
        </text:list-item>
        <text:list-item>
          <text:p text:style-name="P58">To ensure mass conservation, the void growth in the model remains unchanged.</text:p>
        </text:list-item>
        <text:list-item>
          <text:p text:style-name="P62">However, the <text:span text:style-name="T81">void</text:span> nucleation relation is modified to account for the effect of hydrogen.</text:p>
        </text:list-item>
        <text:list-item>
          <text:p text:style-name="P56"><text:span text:style-name="Strong_20_Emphasis"><text:span text:style-name="T41">The added term</text:span></text:span><text:span text:style-name="Strong_20_Emphasis"><text:span text:style-name="T40"> reflects hydrogen-induced void nucleation, which weakens the cohesive bonds between atoms. This mechanism, known as hydrogen-enhanced decohesion (HEDE), </text:span></text:span><text:soft-page-break/><text:span text:style-name="Strong_20_Emphasis"><text:span text:style-name="T40">contributes to increased </text:span></text:span><text:span text:style-name="Strong_20_Emphasis"><text:span text:style-name="T59">damage</text:span></text:span><text:span text:style-name="Strong_20_Emphasis"><text:span text:style-name="T40"> and further material degradation due to the presence of hydrogen.</text:span></text:span></text:p>
          <text:p text:style-name="P56"><text:span text:style-name="Strong_20_Emphasis"><text:span text:style-name="T12"/></text:span></text:p>
        </text:list-item>
      </text:list>
      <text:p text:style-name="P11"><text:span text:style-name="Strong_20_Emphasis"><text:span text:style-name="T65">Slide 12:</text:span></text:span></text:p>
      <text:list xml:id="list3935304519" text:style-name="L9">
        <text:list-item>
          <text:p text:style-name="P57"><text:span text:style-name="Strong_20_Emphasis"><text:span text:style-name="T40">So now we can pass to the finite element formulation of this model</text:span></text:span></text:p>
        </text:list-item>
      </text:list>
      <text:p text:style-name="P11"><text:span text:style-name="Strong_20_Emphasis"><text:span text:style-name="T12"/></text:span></text:p>
      <text:p text:style-name="P11"><text:span text:style-name="Strong_20_Emphasis"><text:span text:style-name="T65">Slide 13:</text:span></text:span></text:p>
      <text:list xml:id="list1469234185" text:style-name="L10">
        <text:list-item>
          <text:p text:style-name="P64">The model employs a fully implicit finite strain framework and is based on a mixed formulation with four degrees of freedom: displacement (u), pressure (P), volume variation (theta), and lattice hydrogen concentration (C_L).</text:p>
        </text:list-item>
        <text:list-item>
          <text:p text:style-name="P64">The primary objective of this mixed formulation is to achieve more accurate pressure fields by avoiding volumetric locking. One key advantage of this formulation is that pressure, which is necessary for calculating the hydrogen flux, is now a degree of freedom so its gradient can be directly computed from the nodal values.</text:p>
        </text:list-item>
        <text:list-item>
          <text:p text:style-name="P64">In the figure, we can see a representation of a mesh element where only the displacement is interpolated using quadratic shape functions, while all other degrees of freedom are interpolated linearly.</text:p>
        </text:list-item>
        <text:list-item>
          <text:p text:style-name="P65"><text:span text:style-name="Strong_20_Emphasis"><text:span text:style-name="T32">We also compare the pressure fields in the c</text:span></text:span><text:span text:style-name="Strong_20_Emphasis"><text:span text:style-name="T42">rack propagation zone of a compact tension specimen</text:span></text:span><text:span text:style-name="Strong_20_Emphasis"><text:span text:style-name="T32">. With a standard formulation, we observe instability in the pressure fields, a case of volumetric locking. This numerical issue is effectively solved by using the mixed formulation.</text:span></text:span></text:p>
        </text:list-item>
      </text:list>
      <text:p text:style-name="P12"><text:span text:style-name="Strong_20_Emphasis"><text:span text:style-name="T13"/></text:span></text:p>
      <text:p text:style-name="P13"><text:span text:style-name="Strong_20_Emphasis"><text:span text:style-name="T66">Slide 14:</text:span></text:span></text:p>
      <text:list xml:id="list1122744823" text:style-name="L11">
        <text:list-item>
          <text:p text:style-name="P66"><text:span text:style-name="Strong_20_Emphasis"><text:span text:style-name="T42">Even tough the mixed formulation proved to be effective, as soon as we started to launch 3D simulation, the used of quadratic elements with additional dofs led to very high simulation times.</text:span></text:span></text:p>
        </text:list-item>
        <text:list-item>
          <text:p text:style-name="P66"><text:span text:style-name="Strong_20_Emphasis"><text:span text:style-name="T42">Thus, another approach was used for the 3D cases:</text:span></text:span></text:p>
          <text:list>
            <text:list-item>
              <text:p text:style-name="P66"><text:span text:style-name="Strong_20_Emphasis"><text:span text:style-name="T42">The B-bar formulation employs linear elements with full integration</text:span></text:span></text:p>
            </text:list-item>
            <text:list-item>
              <text:p text:style-name="P66"><text:span text:style-name="Strong_20_Emphasis"><text:span text:style-name="T42">In this formulation, volumetric locking is solved by modifying the strain-displacement matrix B</text:span></text:span></text:p>
            </text:list-item>
            <text:list-item>
              <text:p text:style-name="P66"><text:span text:style-name="Strong_20_Emphasis"><text:span text:style-name="T42">In cases with hydrogen diffusion, to avoid extrapolating the pressure to the nodes for gradient computation, necessary for the hydrogen flux, it is also considered as a dof</text:span></text:span></text:p>
            </text:list-item>
          </text:list>
        </text:list-item>
        <text:list-item>
          <text:p text:style-name="P66"><text:soft-page-break/><text:span text:style-name="Strong_20_Emphasis"><text:span text:style-name="T42">The figure contains a comparison of the mixed and the B-bar formulations and they are both effective for solving volumetric locking</text:span></text:span></text:p>
        </text:list-item>
      </text:list>
      <text:p text:style-name="P13"><text:span text:style-name="Strong_20_Emphasis"><text:span text:style-name="T14"/></text:span></text:p>
      <text:p text:style-name="P13"><text:span text:style-name="Strong_20_Emphasis"><text:span text:style-name="T66">Slide 15:</text:span></text:span></text:p>
      <text:list xml:id="list3271321100" text:style-name="L12">
        <text:list-item>
          <text:p text:style-name="P67"><text:span text:style-name="Strong_20_Emphasis"><text:span text:style-name="T42">A comparison of both formulations was also performed with a 3D mesh in order to compare the time needed to complete the simulations</text:span></text:span></text:p>
        </text:list-item>
        <text:list-item>
          <text:p text:style-name="P67"><text:span text:style-name="Strong_20_Emphasis"><text:span text:style-name="T42">Both cases employed a Disk Compact Tension specimens with 5,200 elements</text:span></text:span></text:p>
        </text:list-item>
        <text:list-item>
          <text:p text:style-name="P67"><text:span text:style-name="Strong_20_Emphasis"><text:span text:style-name="T42">The mixed formulation has more than 100,000 dofs and took 1h40 to complete</text:span></text:span></text:p>
        </text:list-item>
        <text:list-item>
          <text:p text:style-name="P67"><text:span text:style-name="Strong_20_Emphasis"><text:span text:style-name="T42">On the other hand, the B-bar formulation has 34,000 dofs and took only 18 minutes to complete</text:span></text:span></text:p>
        </text:list-item>
        <text:list-item>
          <text:p text:style-name="P67"><text:span text:style-name="Strong_20_Emphasis"><text:span text:style-name="T42">The Load vs. LLOD curve </text:span></text:span><text:span text:style-name="Strong_20_Emphasis"><text:span text:style-name="T43">with both methods shows a slight difference since the linear elements are naturally stiffer since they have less nodes, but both stress fields are similar</text:span></text:span></text:p>
        </text:list-item>
      </text:list>
      <text:p text:style-name="P13"><text:span text:style-name="Strong_20_Emphasis"><text:span text:style-name="T15"/></text:span></text:p>
      <text:p text:style-name="P14"><text:span text:style-name="Strong_20_Emphasis"><text:span text:style-name="T67">Slide 16:</text:span></text:span></text:p>
      <text:list xml:id="list2254146168" text:style-name="L13">
        <text:list-item>
          <text:p text:style-name="P91">Damage models, such as the GTN model, are known to introduce spurious mesh dependency. This means that the results can vary depending on the element size, type, and orientation used in the mesh.</text:p>
        </text:list-item>
        <text:list-item>
          <text:p text:style-name="P91">In the figures, we illustrate this mesh dependency with examples from a notched tensile specimen and a compact tension specimen. For both cases, different mesh sizes were evaluated in the crack propagation zone. The curves demonstrate that each mesh size provides different results and there is a lack of convergence, even with finer meshes.</text:p>
        </text:list-item>
        <text:list-item>
          <text:p text:style-name="P86"><text:span text:style-name="Strong_20_Emphasis"><text:span text:style-name="T32">To address this issue, we propose using a nonlocal model based on the implicit gradient formulation. </text:span></text:span></text:p>
          <text:p text:style-name="P86"><text:span text:style-name="Strong_20_Emphasis"><text:span text:style-name="T26"/></text:span></text:p>
        </text:list-item>
      </text:list>
      <text:p text:style-name="P22"><text:span text:style-name="Strong_20_Emphasis"><text:span text:style-name="T67">Slide 17:</text:span></text:span></text:p>
      <text:list xml:id="list2755041501" text:style-name="L14">
        <text:list-item>
          <text:p text:style-name="P92">In the nonlocal formulation, two state variables are employed: <text:span text:style-name="T82">the </text:span>plastic volume variation and <text:span text:style-name="T82">the </text:span>accumulated plastic strain. <text:span text:style-name="T82">An internal length scale is associated to each of these state variables.</text:span></text:p>
        </text:list-item>
        <text:list-item>
          <text:p text:style-name="P92">We modify the damage evolution laws for void growth and nucleation by replacing these state variables with their nonlocal counterparts. </text:p>
        </text:list-item>
        <text:list-item>
          <text:p text:style-name="P92"><text:span text:style-name="T82">Thus</text:span>, the finite element <text:span text:style-name="T82">model</text:span> incorporates two additional nodal degrees of freedom: <text:span text:style-name="T82">the </text:span>nonlocal plastic volume variation and <text:span text:style-name="T82">the</text:span> nonlocal accumulated plastic strain.</text:p>
        </text:list-item>
        <text:list-item>
          <text:p text:style-name="P92"><text:soft-page-break/><text:span text:style-name="Strong_20_Emphasis"><text:span text:style-name="T45">In the figure, we compare the damage field obtained using a local and a nonlocal formulation with quadratic elements. In the nonlocal model, the internal length parameter helps to smooth the regularized field.</text:span></text:span></text:p>
        </text:list-item>
      </text:list>
      <text:p text:style-name="P26"><text:span text:style-name="Strong_20_Emphasis"><text:span text:style-name="T16"/></text:span></text:p>
      <text:p text:style-name="P27"><text:span text:style-name="Strong_20_Emphasis"><text:span text:style-name="T68">Slide 19:</text:span></text:span></text:p>
      <text:list xml:id="list265808319" text:style-name="L15">
        <text:list-item>
          <text:p text:style-name="P38"><text:span text:style-name="T88">The </text:span><text:span text:style-name="T89">pressurized disk tests follows</text:span><text:span text:style-name="T90"> a standardized method designed to assess the resistance of metallic materials </text:span><text:span text:style-name="T91">to</text:span><text:span text:style-name="T90"> hydrogen embrittlement</text:span></text:p>
        </text:list-item>
      </text:list>
      <text:p text:style-name="P25"/>
      <text:list xml:id="list221919813682563" text:continue-numbering="true" text:style-name="L15">
        <text:list-item>
          <text:p text:style-name="P39">The specimen used in this experiment consists on a clamped round disk with a constant thickness of 0,75 mm</text:p>
        </text:list-item>
      </text:list>
      <text:p text:style-name="P24"/>
      <text:list xml:id="list221919975475886" text:continue-numbering="true" text:style-name="L15">
        <text:list-item>
          <text:p text:style-name="P38"><text:span text:style-name="T89">The disk is subjected to a pressurization rate until its failure. </text:span><text:span text:style-name="T90">The tests </text:span><text:span text:style-name="T91">were</text:span><text:span text:style-name="T90"> carried out under hydrogen and helium in order to compare the results under both gases</text:span></text:p>
        </text:list-item>
      </text:list>
      <text:p text:style-name="P24"/>
      <text:list xml:id="list221920512743283" text:continue-numbering="true" text:style-name="L15">
        <text:list-item>
          <text:p text:style-name="P39">However, the disk often fails in the clamping zone, making the analysis hard</text:p>
        </text:list-item>
      </text:list>
      <text:p text:style-name="P24"/>
      <text:list xml:id="list221919587596580" text:continue-numbering="true" text:style-name="L15">
        <text:list-item>
          <text:p text:style-name="P42"><text:span text:style-name="Strong_20_Emphasis"><text:span text:style-name="T21">This way, the first step was to redesign the disk geometry in order to control the failure location</text:span></text:span></text:p>
        </text:list-item>
      </text:list>
      <text:p text:style-name="P33"><text:span text:style-name="Strong_20_Emphasis"><text:span text:style-name="T21"/></text:span></text:p>
      <text:p text:style-name="P33"><text:span text:style-name="Strong_20_Emphasis"><text:span text:style-name="T30">Slide 20:</text:span></text:span></text:p>
      <text:p text:style-name="P33"><text:span text:style-name="Strong_20_Emphasis"><text:span text:style-name="T22"/></text:span></text:p>
      <text:list xml:id="list2230978346" text:style-name="L16">
        <text:list-item>
          <text:p text:style-name="P40">Two new disk geometries were proposed:</text:p>
          <text:list>
            <text:list-item>
              <text:p text:style-name="P40">The cup specimen is a 3 mm thickness disk with a dome machined at the center of the specimen</text:p>
            </text:list-item>
            <text:list-item>
              <text:p text:style-name="P40">The notched specimen is a 2 mm thickness disk with a round notch</text:p>
              <text:p text:style-name="P40"/>
            </text:list-item>
          </text:list>
        </text:list-item>
        <text:list-item>
          <text:p text:style-name="P41"><text:span text:style-name="T92">Both</text:span><text:span text:style-name="T93"> geometries have the same diameter as the one proposed by the standard, this way there is no need to modify the machine setup</text:span><text:span text:style-name="T92"> as well as</text:span><text:span text:style-name="T94"> the same minimum thickness of 0,75mm as the standard geometry</text:span></text:p>
          <text:p text:style-name="P43"><text:span text:style-name="Strong_20_Emphasis"><text:span text:style-name="T24"/></text:span></text:p>
        </text:list-item>
        <text:list-item>
          <text:p text:style-name="P43"><text:span text:style-name="Strong_20_Emphasis"><text:span text:style-name="T23">So we carried out FE simulations considering an elasto-plastic behavior in order to determine the geometry of the new specimens and here I show you a representation of it</text:span></text:span></text:p>
        </text:list-item>
      </text:list>
      <text:p text:style-name="P32"><text:span text:style-name="Strong_20_Emphasis"><text:span text:style-name="T23"/></text:span></text:p>
      <text:p text:style-name="P32"><text:span text:style-name="Strong_20_Emphasis"><text:span text:style-name="T30">Slide 21:</text:span></text:span></text:p>
      <text:p text:style-name="P32"><text:span text:style-name="Strong_20_Emphasis"><text:span text:style-name="T30"/></text:span></text:p>
      <text:list xml:id="list3662064456" text:style-name="L17">
        <text:list-item>
          <text:p text:style-name="P44"><text:span text:style-name="Strong_20_Emphasis"><text:span text:style-name="T22">The criterion used to determine the fracture location was the accumulated plastic strain. </text:span></text:span></text:p>
        </text:list-item>
        <text:list-item>
          <text:p text:style-name="P44"><text:span text:style-name="Strong_20_Emphasis"><text:span text:style-name="T22">The elasto-plastic model predicts that the cup specimen tends to fail at the center, whereas the notched specimen fails at the notch.</text:span></text:span></text:p>
          <text:p text:style-name="P44"><text:span text:style-name="Strong_20_Emphasis"><text:span text:style-name="T22"/></text:span></text:p>
        </text:list-item>
      </text:list>
      <text:p text:style-name="P34"><text:span text:style-name="Strong_20_Emphasis"><text:span text:style-name="T31">Slide 22:</text:span></text:span></text:p>
      <text:p text:style-name="P34"><text:span text:style-name="Strong_20_Emphasis"><text:span text:style-name="T31"/></text:span></text:p>
      <text:list xml:id="list1931937570" text:style-name="L18">
        <text:list-item>
          <text:p text:style-name="P45"><text:span text:style-name="Strong_20_Emphasis"><text:span text:style-name="T25">Two steel grades were used in this study</text:span></text:span></text:p>
          <text:list>
            <text:list-item>
              <text:p text:style-name="P45"><text:span text:style-name="Strong_20_Emphasis"><text:span text:style-name="T25">A X52 vintage steel, which presents an yield strength of 400 MPa and different elongations at rupture in T and L directions</text:span></text:span></text:p>
            </text:list-item>
            <text:list-item>
              <text:p text:style-name="P45"><text:span text:style-name="Strong_20_Emphasis"><text:span text:style-name="T25">And a E355 modern modified steel, which presents a yield strength of 330 MPa, with higher elongation at rupture and lower ultimate tensile strength in relation to the vintage steel</text:span></text:span></text:p>
            </text:list-item>
          </text:list>
        </text:list-item>
        <text:list-item>
          <text:p text:style-name="P45"><text:span text:style-name="Strong_20_Emphasis"><text:span text:style-name="T25">The coefficients of the elasto-plastic model were identified through optimization and a comparison between numerical and experimental results is presented here.</text:span></text:span></text:p>
        </text:list-item>
      </text:list>
      <text:p text:style-name="P13"><text:span text:style-name="Strong_20_Emphasis"><text:span text:style-name="T15"/></text:span></text:p>
      <text:p text:style-name="P15"><text:soft-page-break/><text:span text:style-name="Strong_20_Emphasis"><text:span text:style-name="T69">Slide 23:</text:span></text:span></text:p>
      <text:list xml:id="list3532527431" text:style-name="L19">
        <text:list-item>
          <text:p text:style-name="P68"><text:span text:style-name="Strong_20_Emphasis"><text:span text:style-name="T46">The simulations of the disk specimens considered an axisymmetric model employing quadratic elements with reduced integration</text:span></text:span></text:p>
        </text:list-item>
        <text:list-item>
          <text:p text:style-name="P68"><text:span text:style-name="Strong_20_Emphasis"><text:span text:style-name="T46">The mixed formulation was employed to avoid volumetric locking</text:span></text:span></text:p>
        </text:list-item>
        <text:list-item>
          <text:p text:style-name="P68"><text:span text:style-name="Strong_20_Emphasis"><text:span text:style-name="T46">The hydrogen diffusion coefficients were taken from the litterature</text:span></text:span></text:p>
        </text:list-item>
        <text:list-item>
          <text:p text:style-name="P68"><text:span text:style-name="Strong_20_Emphasis"><text:span text:style-name="T46">Since damage is not considered into the numerical model, the simulations were stopped once they reached experimentally observed rupture pressure (Pr ) and the concentration and stress profiles at the rupture moment were observed</text:span></text:span></text:p>
        </text:list-item>
        <text:list-item>
          <text:p text:style-name="P68"><text:span text:style-name="Strong_20_Emphasis"><text:span text:style-name="T46">For the hydrogen related boundary conditions, the lattice concentration is estimated from the hydrogen pressure following Sieverts’ law and is imposed to the under side of the specimen. On the upside, the lattice hydrogen is imposed zero, meaning that hydrogen can freely leave the specimen.</text:span></text:span></text:p>
        </text:list-item>
      </text:list>
      <text:p text:style-name="P15"><text:span text:style-name="Strong_20_Emphasis"><text:span text:style-name="T10"/></text:span></text:p>
      <text:p text:style-name="P15"><text:span text:style-name="Strong_20_Emphasis"><text:span text:style-name="T69">Slide 24:</text:span></text:span></text:p>
      <text:list xml:id="list2788114313" text:style-name="L20">
        <text:list-item>
          <text:p text:style-name="P69"><text:span text:style-name="Strong_20_Emphasis"><text:span text:style-name="T51">The curves compare the experimental and numerical results under helium for the three disk geometries in both steels. For clarity, the results for X52 steel were shifted. The curves contain the displacement at the center of the disk with respect to the gas pressure. The experiments were conducted by Luciano Santana, a fellow PhD student in the MESSIAH project.</text:span></text:span></text:p>
        </text:list-item>
        <text:list-item text:style-override="L21">
          <text:p text:style-name="P93">The results show good agreement between experimental and numerical data. The new geometries effectively controlled the fracture location, shifting it to the center for the cup disk and to the notch for the notched disk. The overlay of the fracture surface and the plastic strain field confirms that the model accurately predicts the failure location observed in the experiments.</text:p>
        </text:list-item>
        <text:list-item text:style-override="L22">
          <text:p text:style-name="P94">Failure was primarily driven by plasticity and occurred under a limit load scenario.</text:p>
        </text:list-item>
      </text:list>
      <text:p text:style-name="Text_20_body"><text:span text:style-name="Strong_20_Emphasis"><text:span text:style-name="T8"/></text:span></text:p>
      <text:p text:style-name="Text_20_body"><text:span text:style-name="Strong_20_Emphasis"><text:span text:style-name="T8"/></text:span></text:p>
      <text:p text:style-name="P35"><text:span text:style-name="Strong_20_Emphasis"><text:span text:style-name="T28">Slide 25:</text:span></text:span></text:p>
      <text:list xml:id="list509399813" text:style-name="L23">
        <text:list-item>
          <text:p text:style-name="P166"><text:span text:style-name="Strong_20_Emphasis"><text:span text:style-name="T9">The curves present the experimental results under helium and hydrogen for E355 mod. steel. For simplicity, only this steel is shown, as the values for both steels are similar.</text:span></text:span></text:p>
        </text:list-item>
        <text:list-item text:style-override="L24">
          <text:p text:style-name="P95">The results indicate that hydrogen has no effect on the elasto-plastic behavior of the steel; however, the disks failed at lower pressures.</text:p>
        </text:list-item>
        <text:list-item text:style-override="L25">
          <text:p text:style-name="P96"><text:soft-page-break/>Additionally, the rupture pressure was analyzed as a function of the pressurization rate. Surprisingly, within the range of pressurization rates considered in this study, no effect on rupture pressure was observed.</text:p>
        </text:list-item>
      </text:list>
      <text:p text:style-name="P28"/>
      <text:p text:style-name="P2">Slide 26 :</text:p>
      <text:list xml:id="list3737045729" text:style-name="L26">
        <text:list-item>
          <text:p text:style-name="P97">Since the pressurization rate had no effect on rupture pressure, we investigated the <text:span text:style-name="T95">embrittled thickness</text:span> of the disks.</text:p>
        </text:list-item>
        <text:list-item text:style-override="L27">
          <text:p text:style-name="P98">Observations by Luciano Santana revealed that, for both steels, the hydrogen-embrittled thickness remained constant across different pressurization rates. This finding will be valuable for selecting the most appropriate trapping model.</text:p>
        </text:list-item>
      </text:list>
      <text:p text:style-name="P28"/>
      <text:p text:style-name="P2">Slide 27 :</text:p>
      <text:list xml:id="list1152401433" text:style-name="L28">
        <text:list-item>
          <text:p text:style-name="P47">For simplicity, the trapping model considers only dislocations as traps.</text:p>
        </text:list-item>
        <text:list-item text:style-override="L29">
          <text:p text:style-name="P99">The trap binding energies and trap densities were taken from the literature.</text:p>
        </text:list-item>
        <text:list-item text:style-override="L30">
          <text:p text:style-name="P100">In the literature, two main values for the trap binding energy are commonly used: 40 and 60 kJ/mol.</text:p>
        </text:list-item>
        <text:list-item text:style-override="L31">
          <text:p text:style-name="P101">For trap densities, two exponential functions increasing with accumulated plastic strain were analyzed. Both functions start at similar values at zero strain; however, the model proposed by Moro et al. increases rapidly, saturating at a high trap density even at low strain levels.</text:p>
        </text:list-item>
        <text:list-item text:style-override="L32">
          <text:p text:style-name="P102">These different coefficients and relationships will be used in the upcoming simulations, and the results will be compared with experimental observations.</text:p>
        </text:list-item>
      </text:list>
      <text:p text:style-name="P28"/>
      <text:p text:style-name="P3">Slide 28 :</text:p>
      <text:list xml:id="list2401571435" text:style-name="L33">
        <text:list-item>
          <text:p text:style-name="P73"><text:span text:style-name="Strong_20_Emphasis"><text:span text:style-name="T46">Four models were derived from the binding energy and trap density values found in the literature.</text:span></text:span></text:p>
        </text:list-item>
        <text:list-item text:style-override="L34">
          <text:p text:style-name="P103">These models were tested on the three specimens, and the results for the notched specimen are presented here for two pressurization rates.</text:p>
        </text:list-item>
        <text:list-item text:style-override="L35">
          <text:p text:style-name="P104">The simulations using the model from Moro show different penetration profiles for the two pressurization rates, which contradicts the experimental observations where the embrittled depth remains constant across different rates.</text:p>
        </text:list-item>
        <text:list-item text:style-override="L36">
          <text:p text:style-name="P105">In contrast, the model proposed by Sofronis produces similar penetration profiles at different rates. Since this model considers only dislocations as traps, which have relatively low binding energies, a binding energy value of 40 kJ/mol was chosen for the next simulations.</text:p>
        </text:list-item>
      </text:list>
      <text:p text:style-name="P15"><text:span text:style-name="Strong_20_Emphasis"><text:span text:style-name="T10"/></text:span></text:p>
      <text:p text:style-name="P17"><text:span text:style-name="Strong_20_Emphasis"><text:span text:style-name="T72">Slide 29:</text:span></text:span></text:p>
      <text:list xml:id="list1888717350" text:style-name="L37">
        <text:list-item>
          <text:p text:style-name="P70"><text:span text:style-name="Strong_20_Emphasis"><text:span text:style-name="T52">The final analysis of this test examined the relationship between principal stress and hydrogen pressure.</text:span></text:span></text:p>
        </text:list-item>
        <text:list-item text:style-override="L38">
          <text:p text:style-name="P106"><text:soft-page-break/>The curve shows the evolution of principal stress as a function of hydrogen pressure for both steels across the three disk specimens.</text:p>
        </text:list-item>
        <text:list-item text:style-override="L39">
          <text:p text:style-name="P107">The principal stress was determined by analyzing the maximum value at integration points within the rupture zone.</text:p>
        </text:list-item>
        <text:list-item text:style-override="L40">
          <text:p text:style-name="P108">Specimens with geometries that develop higher principal stress in the fracture zone fail at lower Pa​ (H2​).</text:p>
        </text:list-item>
        <text:list-item text:style-override="L40">
          <text:p text:style-name="P109">Further analysis was conducted to investigate the correlation between principal stress and hydrogen concentration in the fracture zone. Two pressurization rates were tested for each of the three geometries, for both steels. The results show that as hydrogen concentration increases in the fracture zone, the critical principal stress required to initiate fracture decreases.</text:p>
        </text:list-item>
      </text:list>
      <text:p text:style-name="P29"/>
      <text:p text:style-name="P16"><text:span text:style-name="Strong_20_Emphasis"><text:span text:style-name="T70">Slide 31:</text:span></text:span></text:p>
      <text:list xml:id="list1785694179" text:style-name="L41">
        <text:list-item>
          <text:p text:style-name="P110">The database used in this study was published by a French research group from CEA, who explored the impact of gaseous hydrogen on the mechanical properties of steel.</text:p>
        </text:list-item>
        <text:list-item>
          <text:p text:style-name="P89">The material analyzed is a high-strength steel exposed to both hydrogen and a neutral gas environment. </text:p>
        </text:list-item>
        <text:list-item>
          <text:p text:style-name="P71"><text:span text:style-name="Strong_20_Emphasis"><text:span text:style-name="T47">The coefficients used in our model were </text:span></text:span><text:span text:style-name="Strong_20_Emphasis"><text:span text:style-name="T48">taken from the</text:span></text:span><text:span text:style-name="Strong_20_Emphasis"><text:span text:style-name="T47"> literature.</text:span></text:span></text:p>
        </text:list-item>
        <text:list-item>
          <text:p text:style-name="P164"><text:span text:style-name="T1">Given th</text:span><text:span text:style-name="T2">at </text:span><text:span text:style-name="Strong_20_Emphasis"><text:span text:style-name="T2">hydrogen embrittlement</text:span></text:span><text:span text:style-name="T2"> is associated with quasi-cleavage behavior, we introduced a </text:span><text:span text:style-name="Strong_20_Emphasis"><text:span text:style-name="T2">stress-dependent factor</text:span></text:span><text:span text:style-name="T2"> into the nucleation law. Specifically, when the principal stress σ</text:span><text:span text:style-name="T84">I</text:span><text:span text:style-name="T2"> exceeds a critical threshold, we assume a constant nucleation rate, leading to increased damage.</text:span></text:p>
        </text:list-item>
        <text:list-item>
          <text:p text:style-name="P60"><text:span text:style-name="Strong_20_Emphasis"><text:span text:style-name="T32">With this model, hydrogen exponentially decreases the critical stress to trigger void nucleation</text:span></text:span></text:p>
        </text:list-item>
      </text:list>
      <text:p text:style-name="P16"><text:span text:style-name="Strong_20_Emphasis"><text:span text:style-name="T17"/></text:span></text:p>
      <text:p text:style-name="P16"><text:span text:style-name="Strong_20_Emphasis"><text:span text:style-name="T70">Slide 32:</text:span></text:span></text:p>
      <text:list xml:id="list1753663893" text:style-name="L42">
        <text:list-item>
          <text:p text:style-name="P59">We conducted tensile tests on axisymmetric specimens under various strain rates, with the surface of the specimens exposed to hydrogen.</text:p>
        </text:list-item>
        <text:list-item>
          <text:p text:style-name="P59">The experimental results revealed that hydrogen presence led to crack initiation on the surface of the specimens.</text:p>
        </text:list-item>
        <text:list-item>
          <text:p text:style-name="P63">The strain rate had a pronounced effect on the test results. In the slowest tests, hydrogen had sufficient time to diffuse all the way to the center of the specimen. As a result, failure occurred at the center, <text:span text:style-name="T85">followed</text:span> by a significant ductility <text:span text:style-name="T85">loss</text:span>.</text:p>
        </text:list-item>
        <text:list-item>
          <text:p text:style-name="P72"><text:span text:style-name="Strong_20_Emphasis"><text:span text:style-name="T47">For a certain range of intermediate strain rates, surface fractures were observed, though the ductility loss was less </text:span></text:span><text:span text:style-name="Strong_20_Emphasis"><text:span text:style-name="T41">pronounced</text:span></text:span><text:span text:style-name="Strong_20_Emphasis"><text:span text:style-name="T47"> than in the slowest tests. Finally, at higher strain rates, hydrogen diffusion was limited, and a classical ductile failure occurred with only a minor </text:span></text:span><text:soft-page-break/><text:span text:style-name="Strong_20_Emphasis"><text:span text:style-name="T47">reduction in ductility. This demonstrates the important relationship between strain rate and hydrogen's influence on material behavior.</text:span></text:span></text:p>
        </text:list-item>
      </text:list>
      <text:p text:style-name="P16"><text:span text:style-name="Strong_20_Emphasis"><text:span text:style-name="T17"/></text:span></text:p>
      <text:p text:style-name="P16"><text:span text:style-name="Strong_20_Emphasis"><text:span text:style-name="T70">Slide 33:</text:span></text:span></text:p>
      <text:list xml:id="list2861121279" text:style-name="L43">
        <text:list-item>
          <text:p text:style-name="P111">We also compared the damage evolution at the center and the surface of the specimen under air and hydrogen conditions. Please note that the y-axis is in logarithmic scale. We can observe very distinct behaviors between the two environments.</text:p>
        </text:list-item>
        <text:list-item>
          <text:p text:style-name="P61"><text:span text:style-name="Strong_20_Emphasis"><text:span text:style-name="T32">In the hydrogen environment, the video shows the formation of multiple surface cracks, with one dominant crack propagating further than the others.</text:span></text:span></text:p>
        </text:list-item>
      </text:list>
      <text:p text:style-name="P18"><text:span text:style-name="Strong_20_Emphasis"><text:span text:style-name="T6"/></text:span></text:p>
      <text:p text:style-name="P18"><text:span text:style-name="Strong_20_Emphasis"><text:span text:style-name="T70">Slide 34:</text:span></text:span></text:p>
      <text:list xml:id="list512541745" text:style-name="L44">
        <text:list-item>
          <text:p text:style-name="P112"><text:span text:style-name="T87">W</text:span>e conducted <text:span text:style-name="T83">again the pressurized </text:span>disk tests, <text:span text:style-name="T87">but this time</text:span> <text:span text:style-name="T83">using only the geometry proposed by the standard, with constant thickness, </text:span><text:span text:style-name="T87">based on the</text:span><text:span text:style-name="T83"> experimental data from Moro </text:span><text:span text:style-name="T86">et al.</text:span></text:p>
        </text:list-item>
        <text:list-item>
          <text:p text:style-name="P113">The plot shows the displacement at the center of the disk as a function of gas pressure. The test conducted under hydrogen demonstrates a lower failure pressure, indicating a reduction in ductility compared to tests conducted under other conditions.</text:p>
        </text:list-item>
        <text:list-item>
          <text:p text:style-name="P74"><text:span text:style-name="Strong_20_Emphasis"><text:span text:style-name="T32">Additionally, the plot reveals a gradient in the lattice hydrogen concentration field. This gradient results from the boundary conditions imposed during the test. The trapped hydrogen concentration is notably higher in the region where plastic strain is at its maximum, further illustrating the impact of hydrogen on material behavior and failure mechanisms.</text:span></text:span></text:p>
        </text:list-item>
      </text:list>
      <text:p text:style-name="P19"><text:span text:style-name="Strong_20_Emphasis"><text:span text:style-name="T7"/></text:span></text:p>
      <text:p text:style-name="P19"><text:span text:style-name="Strong_20_Emphasis"><text:span text:style-name="T71">Slide 35:</text:span></text:span></text:p>
      <text:list xml:id="list1608290837" text:style-name="L45">
        <text:list-item>
          <text:p text:style-name="P114"><text:span text:style-name="T32">Similar to the analysis performed on the tensile tests, we also investigated the effect of pressurization rate in the disk tests. The plot presented here shows </text:span><text:span text:style-name="Strong_20_Emphasis"><text:span text:style-name="T32">failure pressure</text:span></text:span><text:span text:style-name="T32"> as a function of pressurization rate for both experimental and numerical data under hydrogen and helium.</text:span></text:p>
        </text:list-item>
        <text:list-item>
          <text:p text:style-name="P165"><text:span text:style-name="T2">Despite significant scatter in the experimental data, the numerical results reveal a clear trend. Specifically, under hydrogen, a </text:span><text:span text:style-name="Strong_20_Emphasis"><text:span text:style-name="T2">lower pressurization rate</text:span></text:span><text:span text:style-name="T2"> is associated with increased susceptibility to hydrogen embrittlement. This is due to the longer time available for hydrogen to diffuse into the material, </text:span><text:span text:style-name="T7">increasing</text:span><text:span text:style-name="T2"> its embrittlement.</text:span></text:p>
        </text:list-item>
        <text:list-item>
          <text:p text:style-name="P75"><text:soft-page-break/><text:span text:style-name="Strong_20_Emphasis"><text:span text:style-name="T49">Additionally, we observe the total hydrogen concentration inside the specimen for both the slowest and fastest test. The data confirm</text:span></text:span><text:span text:style-name="Strong_20_Emphasis"><text:span text:style-name="T50">s</text:span></text:span><text:span text:style-name="Strong_20_Emphasis"><text:span text:style-name="T49"> that the slowest test has a higher hydrogen concentration, consistent with the observed effects of slower pressurization rates.</text:span></text:span></text:p>
        </text:list-item>
        <text:list-item>
          <text:p text:style-name="P76"><text:span text:style-name="Strong_20_Emphasis"><text:span text:style-name="T60">The tests conducted by Luciano did not show any effect of the pressurization rate at the analyzed rates. </text:span></text:span><text:span text:style-name="Strong_20_Emphasis"><text:span text:style-name="T61">The results from Briottet show that at the same range of pressurization rates, the failure pressure is constant and that </text:span></text:span><text:span text:style-name="Strong_20_Emphasis"><text:span text:style-name="T62">it</text:span></text:span><text:span text:style-name="Strong_20_Emphasis"><text:span text:style-name="T61"> increases only at high</text:span></text:span><text:span text:style-name="Strong_20_Emphasis"><text:span text:style-name="T62">er</text:span></text:span><text:span text:style-name="Strong_20_Emphasis"><text:span text:style-name="T61"> pressurization rates.</text:span></text:span></text:p>
        </text:list-item>
      </text:list>
      <text:p text:style-name="P19"><text:span text:style-name="Strong_20_Emphasis"><text:span text:style-name="T18"/></text:span></text:p>
      <text:p text:style-name="P19"><text:span text:style-name="Strong_20_Emphasis"><text:span text:style-name="T71">Slide 36:</text:span></text:span></text:p>
      <text:list xml:id="list3859922751" text:style-name="L46">
        <text:list-item>
          <text:p text:style-name="P82">The final test we conducted was the fracture toughness test with a compact tension specimen, imposing an uniaxial displacement in environments of both air and hydrogen at a pressure of 30 MPa. </text:p>
        </text:list-item>
        <text:list-item>
          <text:p text:style-name="P77"><text:span text:style-name="Strong_20_Emphasis"><text:span text:style-name="T32">In this test, when an element within the material reached a maximum critical porosity it is considered broken and the corresponding lattice concentration was imposed to the newly formed crack. </text:span></text:span></text:p>
        </text:list-item>
      </text:list>
      <text:p text:style-name="P19"><text:span text:style-name="Strong_20_Emphasis"><text:span text:style-name="T2"/></text:span></text:p>
      <text:p text:style-name="P19"><text:span text:style-name="Strong_20_Emphasis"><text:span text:style-name="T71">Slide 37:</text:span></text:span></text:p>
      <text:list xml:id="list229387480" text:style-name="L47">
        <text:list-item>
          <text:p text:style-name="P83">In our analysis, we determined the crack length through post-processing, which involved identifying and evaluating the broken elements. The J-integral was computed using standard methods to assess the material's fracture toughness.</text:p>
        </text:list-item>
        <text:list-item>
          <text:p text:style-name="P83">The presented curve compares the results obtained under air and hydrogen environments. Notably, there is a significant decrease in the J-integral values for tests conducted under hydrogen, indicating reduced fracture toughness in the presence of hydrogen.</text:p>
        </text:list-item>
        <text:list-item>
          <text:p text:style-name="P78"><text:span text:style-name="Strong_20_Emphasis"><text:span text:style-name="T32">Additionally, we observed the evolution of the total hydrogen concentration inside the specimen. The concentration increased over time and as the crack propagated.</text:span></text:span></text:p>
        </text:list-item>
      </text:list>
      <text:p text:style-name="P19"><text:span text:style-name="Strong_20_Emphasis"><text:span text:style-name="T2"/></text:span></text:p>
      <text:p text:style-name="P20"><text:span text:style-name="Strong_20_Emphasis"><text:span text:style-name="T73">Slide 39:</text:span></text:span></text:p>
      <text:list xml:id="list1789569228" text:style-name="L48">
        <text:list-item>
          <text:p text:style-name="P79"><text:span text:style-name="Strong_20_Emphasis"><text:span text:style-name="T53">The last analysis concerned the standard and sub-size compact tensions specimens. Only the results of the X52 steel, which was provided in the form of a tube with 7,92mm thickness, are presented here. All the simulations were carried out without hydrogen.</text:span></text:span></text:p>
        </text:list-item>
        <text:list-item>
          <text:p text:style-name="P79"><text:span text:style-name="Strong_20_Emphasis"><text:span text:style-name="T53">The figure contains a representation of the specimens, which were pre-cracked and presented side grooves on both sides. </text:span></text:span></text:p>
        </text:list-item>
        <text:list-item>
          <text:p text:style-name="P79"><text:soft-page-break/><text:span text:style-name="Strong_20_Emphasis"><text:span text:style-name="T54">The macro specimen had a thickness of 7.5 mm, while the sub-size specimens had thicknesses of 2 mm and 5 mm.</text:span></text:span></text:p>
        </text:list-item>
      </text:list>
      <text:p text:style-name="P20"><text:span text:style-name="Strong_20_Emphasis"><text:span text:style-name="T19"/></text:span></text:p>
      <text:p text:style-name="Text_20_body"><text:span text:style-name="Strong_20_Emphasis"><text:span text:style-name="T29">Slide 40:</text:span></text:span></text:p>
      <text:list xml:id="list967365639" text:style-name="L49">
        <text:list-item>
          <text:p text:style-name="P80"><text:span text:style-name="Strong_20_Emphasis"><text:span text:style-name="T53">The numerical model utilized linear elements with full integration and the B-bar formulation to mitigate volumetric locking.</text:span></text:span></text:p>
        </text:list-item>
        <text:list-item text:style-override="L50">
          <text:p text:style-name="P115">Damage was captured using a nonlocal GTN model with two internal length scales: one linked to the accumulated plastic strain for void nucleation and the other to plastic volume change for void growth.</text:p>
        </text:list-item>
        <text:list-item text:style-override="L51">
          <text:p text:style-name="P116">While a typical element size in <text:span text:style-name="T96">non</text:span>local models for pipeline steels is 100 µm, the internal length associated with void nucleation was set to 33 µm.</text:p>
        </text:list-item>
        <text:list-item text:style-override="L52">
          <text:p text:style-name="P117">To ensure consistency with the internal length scale, the mesh elements in the crack propagation zone were sized accordingly: their height was set to one-third of the internal length, while their length was approximately twice their height.</text:p>
        </text:list-item>
      </text:list>
      <text:p text:style-name="P28"/>
      <text:p text:style-name="P4">Slide 41:</text:p>
      <text:list xml:id="list4017272026" text:style-name="L53">
        <text:list-item>
          <text:p text:style-name="P84">During the simulation, when a predefined number of integration points in an element reached the critical porosity value fc​, the element was removed, leading to material softening observed during crack propagation.</text:p>
        </text:list-item>
        <text:list-item text:style-override="L54">
          <text:p text:style-name="P118">Two methods were used to compute crack propagation:</text:p>
        </text:list-item>
        <text:list-item text:style-override="L55">
          <text:p text:style-name="P119">The first method relied on the compliance technique, where crack advance was determined in the same manner as in the experiments.</text:p>
        </text:list-item>
        <text:list-item text:style-override="L55">
          <text:p text:style-name="P120">While straightforward, this approach has the drawback of significantly increasing simulation time, as it requires incorporating loading, holding, and unloading steps.</text:p>
        </text:list-item>
        <text:list-item text:style-override="L56">
          <text:p text:style-name="P121">The figure illustrates crack propagation during the simulation and compares the load vs. LLOD curves between the experiment and the compliance-based simulation.</text:p>
        </text:list-item>
      </text:list>
      <text:p text:style-name="P28"/>
      <text:p text:style-name="P4">Slide 42 :</text:p>
      <text:list xml:id="list3399610475" text:style-name="L57">
        <text:list-item>
          <text:p text:style-name="P122">The second method was based on post-processing.</text:p>
        </text:list-item>
        <text:list-item text:style-override="L58">
          <text:p text:style-name="P124">First, the initial crack front was identified, and porosity values were analyzed in elements within the crack propagation zone.</text:p>
        </text:list-item>
        <text:list-item text:style-override="L59">
          <text:p text:style-name="P125">Next, elements containing integration points that reached the critical porosity value were considered broken, the crack front was updated, and crack propagation was computed.</text:p>
        </text:list-item>
        <text:list-item text:style-override="L60">
          <text:p text:style-name="P126">The figure compares the two crack propagation techniques. Since both methods yield nearly identical results, but the post-processing approach is significantly faster, it will be used for future simulations.</text:p>
        </text:list-item>
      </text:list>
      <text:p text:style-name="P28"/>
      <text:p text:style-name="P5"><text:soft-page-break/>Slide 43 :</text:p>
      <text:list xml:id="list3612052181" text:style-name="L61">
        <text:list-item>
          <text:p text:style-name="P123">The coefficients of the constitutive law were identified directly from fracture toughness specimens through an optimization process.</text:p>
        </text:list-item>
        <text:list-item text:style-override="L62">
          <text:p text:style-name="P127">The hardening law used here differs slightly from that in the disk simulations due to material <text:span text:style-name="T97">dispersion</text:span>.</text:p>
        </text:list-item>
        <text:list-item text:style-override="L63">
          <text:p text:style-name="P128">The following elasto-plastic and damage coefficients will be used in the next simulations.</text:p>
        </text:list-item>
      </text:list>
      <text:p text:style-name="P28"/>
      <text:p text:style-name="P5">Slide 44 :</text:p>
      <text:list xml:id="list561100871" text:style-name="L64">
        <text:list-item>
          <text:p text:style-name="P129">The curves compare the load vs. LLOD responses between experimental and numerical results for the three specimen sizes.</text:p>
        </text:list-item>
        <text:list-item text:style-override="L65">
          <text:p text:style-name="P130">The mesh dimensions matched those of the tested specimens.</text:p>
        </text:list-item>
        <text:list-item text:style-override="L66">
          <text:p text:style-name="P131">While the elasto-plastic model fails to accurately represent the fracture toughness test once crack propagation begins, the overall experimental behavior was well captured by the numerical model.</text:p>
        </text:list-item>
      </text:list>
      <text:p text:style-name="P19"><text:span text:style-name="Strong_20_Emphasis"><text:span text:style-name="T2"/></text:span></text:p>
      <text:p text:style-name="P21"><text:span text:style-name="Strong_20_Emphasis"><text:span text:style-name="T74">Slide 45:</text:span></text:span></text:p>
      <text:list xml:id="list515087632" text:style-name="L67">
        <text:list-item>
          <text:p text:style-name="P81"><text:span text:style-name="Strong_20_Emphasis"><text:span text:style-name="T55">This figure compares experimental and numerical results for the J vs. da and </text:span></text:span><text:span text:style-name="Strong_20_Emphasis"><text:span text:style-name="T56">CTOD</text:span></text:span><text:span text:style-name="Strong_20_Emphasis"><text:span text:style-name="T55"> vs. da curves across the three specimen sizes. The J-integral values were computed following ASTM standards.</text:span></text:span></text:p>
        </text:list-item>
        <text:list-item text:style-override="L68">
          <text:p text:style-name="P132">The X52 steel exhibits relatively low toughness.</text:p>
        </text:list-item>
        <text:list-item text:style-override="L69">
          <text:p text:style-name="P133">In the simulations, crack propagation initiates later than in the experiments. This delay was partially <text:span text:style-name="T98">addressed</text:span> by reducing the void nucleation threshold, but beyond a certain point, it no longer influenced the results.</text:p>
        </text:list-item>
        <text:list-item text:style-override="L70">
          <text:p text:style-name="P134">For both the J and CTOD curves, toughness increases as specimen size decreases.</text:p>
        </text:list-item>
      </text:list>
      <text:p text:style-name="P28"/>
      <text:p text:style-name="P6">Slide 46:</text:p>
      <text:list xml:id="list1198839382" text:style-name="L71">
        <text:list-item>
          <text:p text:style-name="P135">The detailed view highlights a comparison of the J-da curves between experiments and simulations. A comparison of J0.2​ and J0.5​ values is also provided.</text:p>
        </text:list-item>
        <text:list-item text:style-override="L72">
          <text:p text:style-name="P136">The construction line was obtained following ASTM standards.</text:p>
        </text:list-item>
        <text:list-item text:style-override="L73">
          <text:p text:style-name="P137">According to the standard, the entire test is valid for the mDCT-5 and CT-7.5 specimens.</text:p>
        </text:list-item>
        <text:list-item text:style-override="L74">
          <text:p text:style-name="P138">Overall, good agreement is observed for the mDCT-2 and mDCT-5 specimens. However, the delay in crack propagation onset for the macro specimen could not be fully addressed.</text:p>
        </text:list-item>
      </text:list>
      <text:p text:style-name="P28"/>
      <text:p text:style-name="P6">Slide 47:</text:p>
      <text:list xml:id="list1792832075" text:style-name="L75">
        <text:list-item>
          <text:p text:style-name="P139">The same analysis was conducted for the CTOD-da curves.</text:p>
        </text:list-item>
        <text:list-item text:style-override="L76">
          <text:p text:style-name="P141"><text:soft-page-break/>The CTOD results show a slightly better fit to the experimental data, but the overall behavior remains consistent.</text:p>
        </text:list-item>
      </text:list>
      <text:p text:style-name="P28"/>
      <text:p text:style-name="P6">Slide 48:</text:p>
      <text:list xml:id="list2528358949" text:style-name="L77">
        <text:list-item>
          <text:p text:style-name="P140">We now focus on the effect of specimen size on fracture toughness.</text:p>
        </text:list-item>
        <text:list-item text:style-override="L78">
          <text:p text:style-name="P142">To investigate this, we analyzed six homothetic compact tension specimens, systematically scaling their dimensions from the smallest to the largest.</text:p>
        </text:list-item>
        <text:list-item text:style-override="L79">
          <text:p text:style-name="P143">For all specimens, the ratios B/W and a0​/W were kept constant at 0.5 and 0.55, respectively.</text:p>
        </text:list-item>
        <text:list-item text:style-override="L80">
          <text:p text:style-name="P144">Each mesh was individually generated to ensure proper element sizing relative to the internal length.</text:p>
        </text:list-item>
        <text:list-item text:style-override="L80">
          <text:p text:style-name="P145">Please note that the two smallest specimens are impractical to machine due to their reduced size.</text:p>
        </text:list-item>
      </text:list>
      <text:p text:style-name="P30"/>
      <text:p text:style-name="P7">Slide 49:</text:p>
      <text:list xml:id="list2651251402" text:style-name="L81">
        <text:list-item>
          <text:p text:style-name="P85">Next, the second analysis examined the effect of thickness on fracture toughness.</text:p>
        </text:list-item>
        <text:list-item text:style-override="L82">
          <text:p text:style-name="P147">A CT-12.5 specimen was used as a reference, and its thickness was systematically varied.</text:p>
        </text:list-item>
        <text:list-item text:style-override="L83">
          <text:p text:style-name="P148">Unlike the previous case, all specimens in this study can be machined.</text:p>
        </text:list-item>
      </text:list>
      <text:p text:style-name="P28"/>
      <text:p text:style-name="P7">Slide 50:</text:p>
      <text:list xml:id="list2669920733" text:style-name="L84">
        <text:list-item>
          <text:p text:style-name="P146">The first set of results used the constitutive law coefficients identified for X52 steel.</text:p>
        </text:list-item>
        <text:list-item text:style-override="L85">
          <text:p text:style-name="P149">The results indicate that homothetic specimens have a minor effect on fracture toughness.</text:p>
        </text:list-item>
        <text:list-item text:style-override="L86">
          <text:p text:style-name="P150">However, for the varying thickness specimens, toughness decreased as thickness increased in this configuration.</text:p>
        </text:list-item>
      </text:list>
      <text:p text:style-name="P28"/>
      <text:p text:style-name="P7">Slide 51 :</text:p>
      <text:list xml:id="list3961083598" text:style-name="L87">
        <text:list-item>
          <text:p text:style-name="P151">We plotted the J0.2​ and J0.5​ values against specimen thickness for both the homothetic and varying thickness specimens.</text:p>
        </text:list-item>
        <text:list-item text:style-override="L88">
          <text:p text:style-name="P154">For the homothetic specimens, the results remain relatively stable, whereas for the varying thickness specimens, fracture toughness strongly depends on thickness.</text:p>
        </text:list-item>
        <text:list-item text:style-override="L89">
          <text:p text:style-name="P155">Specifically, the J0.5​ curve exhibits a half-bump shape, similar to the trend observed in the literature and presented in the introduction.</text:p>
        </text:list-item>
        <text:list-item text:style-override="L90">
          <text:p text:style-name="P156">Additionally, we observe that fracture toughness does not follow a bijective relationship, meaning different specimens with the same thickness do not necessarily exhibit the same toughness value.</text:p>
        </text:list-item>
      </text:list>
      <text:p text:style-name="P28"/>
      <text:p text:style-name="P28"/>
      <text:p text:style-name="P28"/>
      <text:p text:style-name="P8"><text:soft-page-break/>Slide 52 :</text:p>
      <text:list xml:id="list1280995501" text:style-name="L91">
        <text:list-item>
          <text:p text:style-name="P152">Lastly, to explore the effect of ductility on fracture toughness, we maintained the hardening fit for X52 steel while modifying the GTN coefficients q1 and q2. </text:p>
        </text:list-item>
        <text:list-item text:style-override="L92">
          <text:p text:style-name="P157">Increasing q1 enhances void growth sensitivity, leading to earlier void growth and reduced ductility. </text:p>
        </text:list-item>
        <text:list-item text:style-override="L92">
          <text:p text:style-name="P157">Increasing q2 accelerates crack initiation, also reducing ductility. </text:p>
        </text:list-item>
        <text:list-item text:style-override="L92">
          <text:p text:style-name="P158">In all cases, low void nucleation values were used, with nucleation occurring at high plastic strain levels, ensuring that void nucleation had a minimal effect on this analysis. </text:p>
        </text:list-item>
      </text:list>
      <text:p text:style-name="P28"/>
      <text:p text:style-name="P8">Slide 53 :</text:p>
      <text:list xml:id="list2319825804" text:style-name="L93">
        <text:list-item>
          <text:p text:style-name="P153">The results show that the homothetic specimens exhibit more stable fracture toughness values, while the varying thickness specimens display the characteristic "bump shape."</text:p>
        </text:list-item>
        <text:list-item text:style-override="L94">
          <text:p text:style-name="P159">More ductile materials appear to be more sensitive to size effects.</text:p>
        </text:list-item>
        <text:list-item text:style-override="L95">
          <text:p text:style-name="P160">The Jmax​ values were computed according to ASTM standards, and all points to the right of this line are considered valid. However, even tests classified as valid exhibit sensitivity to specimen size.</text:p>
        </text:list-item>
        <text:list-item>
          <text:p text:style-name="P153">Once again, no bijective relationship can be established between fracture toughness and thickness.</text:p>
        </text:list-item>
      </text:list>
      <text:list xml:id="list221920962236231" text:continue-list="list1280995501" text:style-name="L91">
        <text:list-header>
          <text:p text:style-name="P152"/>
        </text:list-header>
      </text:list>
      <text:p text:style-name="P30"/>
      <text:p text:style-name="P19"><text:span text:style-name="Strong_20_Emphasis"><text:span text:style-name="T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0T21:36:21.531191644</meta:creation-date>
    <dc:date>2025-03-02T22:19:18.973724514</dc:date>
    <meta:editing-duration>PT5H35M</meta:editing-duration>
    <meta:editing-cycles>28</meta:editing-cycles>
    <meta:generator>LibreOffice/7.3.7.2$Linux_X86_64 LibreOffice_project/30$Build-2</meta:generator>
    <meta:document-statistic meta:table-count="0" meta:image-count="0" meta:object-count="0" meta:page-count="15" meta:paragraph-count="229" meta:word-count="4422" meta:character-count="28230" meta:non-whitespace-character-count="23596"/>
  </office:meta>
</office:document-meta>
</file>